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827in"/>
    </style:style>
    <style:style style:name="co2" style:family="table-column">
      <style:table-column-properties fo:break-before="auto" style:column-width="1.3866in"/>
    </style:style>
    <style:style style:name="co3" style:family="table-column">
      <style:table-column-properties fo:break-before="auto" style:column-width="0.9417in"/>
    </style:style>
    <style:style style:name="co4" style:family="table-column">
      <style:table-column-properties fo:break-before="auto" style:column-width="1.5118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7173in"/>
    </style:style>
    <style:style style:name="co7" style:family="table-column">
      <style:table-column-properties fo:break-before="auto" style:column-width="1.2638in"/>
    </style:style>
    <style:style style:name="co8" style:family="table-column">
      <style:table-column-properties fo:break-before="auto" style:column-width="1.1071in"/>
    </style:style>
    <style:style style:name="co9" style:family="table-column">
      <style:table-column-properties fo:break-before="auto" style:column-width="0.9236in"/>
    </style:style>
    <style:style style:name="co10" style:family="table-column">
      <style:table-column-properties fo:break-before="auto" style:column-width="1.5165in"/>
    </style:style>
    <style:style style:name="ro1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_2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Parameter</text:p>
          </table:table-cell>
          <table:table-cell table:number-columns-repeated="4"/>
        </table:table-row>
        <table:table-row table:style-name="ro1">
          <table:table-cell office:value-type="string">
            <text:p>Table Analyzed</text:p>
          </table:table-cell>
          <table:table-cell office:value-type="string">
            <text:p>Burst Duration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Two-way ANOV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ource of Variation</text:p>
          </table:table-cell>
          <table:table-cell office:value-type="string">
            <text:p>% of total variation</text:p>
          </table:table-cell>
          <table:table-cell office:value-type="string">
            <text:p>P value</text:p>
          </table:table-cell>
          <table:table-cell table:number-columns-repeated="2"/>
        </table:table-row>
        <table:table-row table:style-name="ro1">
          <table:table-cell office:value-type="string">
            <text:p><text:s text:c="2"/>Interaction</text:p>
          </table:table-cell>
          <table:table-cell office:value-type="float" office:value="4.64">
            <text:p>4.64</text:p>
          </table:table-cell>
          <table:table-cell office:value-type="string">
            <text:p>&lt; 0.0001</text:p>
          </table:table-cell>
          <table:table-cell table:number-columns-repeated="2"/>
        </table:table-row>
        <table:table-row table:style-name="ro1">
          <table:table-cell office:value-type="string">
            <text:p><text:s text:c="2"/>Parameters</text:p>
          </table:table-cell>
          <table:table-cell office:value-type="float" office:value="90.53">
            <text:p>90.53</text:p>
          </table:table-cell>
          <table:table-cell office:value-type="string">
            <text:p>&lt; 0.0001</text:p>
          </table:table-cell>
          <table:table-cell table:number-columns-repeated="2"/>
        </table:table-row>
        <table:table-row table:style-name="ro1">
          <table:table-cell office:value-type="string">
            <text:p><text:s text:c="2"/>Model</text:p>
          </table:table-cell>
          <table:table-cell office:value-type="float" office:value="4.24">
            <text:p>4.24</text:p>
          </table:table-cell>
          <table:table-cell office:value-type="string">
            <text:p>&lt; 0.000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ource of Variation</text:p>
          </table:table-cell>
          <table:table-cell office:value-type="string">
            <text:p>P value summary</text:p>
          </table:table-cell>
          <table:table-cell office:value-type="string">
            <text:p>Significant?</text:p>
          </table:table-cell>
          <table:table-cell table:number-columns-repeated="2"/>
        </table:table-row>
        <table:table-row table:style-name="ro1">
          <table:table-cell office:value-type="string">
            <text:p><text:s text:c="2"/>Interaction</text:p>
          </table:table-cell>
          <table:table-cell office:value-type="string">
            <text:p>***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<text:s text:c="2"/>Parameters</text:p>
          </table:table-cell>
          <table:table-cell office:value-type="string">
            <text:p>***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<text:s text:c="2"/>Model</text:p>
          </table:table-cell>
          <table:table-cell office:value-type="string">
            <text:p>***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ource of Variation</text:p>
          </table:table-cell>
          <table:table-cell office:value-type="string">
            <text:p>Df</text:p>
          </table:table-cell>
          <table:table-cell office:value-type="string">
            <text:p>Sum-of-squares</text:p>
          </table:table-cell>
          <table:table-cell office:value-type="string">
            <text:p>Mean square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<text:s text:c="2"/>Interaction</text:p>
          </table:table-cell>
          <table:table-cell office:value-type="float" office:value="14">
            <text:p>14</text:p>
          </table:table-cell>
          <table:table-cell office:value-type="float" office:value="75.81">
            <text:p>75.81</text:p>
          </table:table-cell>
          <table:table-cell office:value-type="float" office:value="5.415">
            <text:p>5.415</text:p>
          </table:table-cell>
          <table:table-cell office:value-type="float" office:value="1381">
            <text:p>1381</text:p>
          </table:table-cell>
        </table:table-row>
        <table:table-row table:style-name="ro1">
          <table:table-cell office:value-type="string">
            <text:p><text:s text:c="2"/>Parameters</text:p>
          </table:table-cell>
          <table:table-cell office:value-type="float" office:value="14">
            <text:p>14</text:p>
          </table:table-cell>
          <table:table-cell office:value-type="float" office:value="1479">
            <text:p>1479</text:p>
          </table:table-cell>
          <table:table-cell office:value-type="float" office:value="105.6">
            <text:p>105.6</text:p>
          </table:table-cell>
          <table:table-cell office:value-type="float" office:value="26940">
            <text:p>26940</text:p>
          </table:table-cell>
        </table:table-row>
        <table:table-row table:style-name="ro1">
          <table:table-cell office:value-type="string">
            <text:p><text:s text:c="2"/>Model</text:p>
          </table:table-cell>
          <table:table-cell office:value-type="float" office:value="1">
            <text:p>1</text:p>
          </table:table-cell>
          <table:table-cell table:number-columns-repeated="2" office:value-type="float" office:value="69.23">
            <text:p>69.23</text:p>
          </table:table-cell>
          <table:table-cell office:value-type="float" office:value="17660">
            <text:p>17660</text:p>
          </table:table-cell>
        </table:table-row>
        <table:table-row table:style-name="ro1">
          <table:table-cell office:value-type="string">
            <text:p><text:s text:c="2"/>Residual</text:p>
          </table:table-cell>
          <table:table-cell office:value-type="float" office:value="2480">
            <text:p>2480</text:p>
          </table:table-cell>
          <table:table-cell office:value-type="float" office:value="9.725">
            <text:p>9.725</text:p>
          </table:table-cell>
          <table:table-cell office:value-type="float" office:value="0.003921">
            <text:p>0.00392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Number of missing values</text:p>
          </table:table-cell>
          <table:table-cell office:value-type="float" office:value="2320">
            <text:p>232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Bonferroni posttest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5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5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596">
            <text:p>0.596</text:p>
          </table:table-cell>
          <table:table-cell office:value-type="float" office:value="1.371">
            <text:p>1.371</text:p>
          </table:table-cell>
          <table:table-cell office:value-type="float" office:value="0.7753">
            <text:p>0.7753</text:p>
          </table:table-cell>
          <table:table-cell office:value-type="string">
            <text:p>0.7391 to 0.811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012">
            <text:p>1.012</text:p>
          </table:table-cell>
          <table:table-cell office:value-type="float" office:value="1.848">
            <text:p>1.848</text:p>
          </table:table-cell>
          <table:table-cell office:value-type="float" office:value="0.8364">
            <text:p>0.8364</text:p>
          </table:table-cell>
          <table:table-cell office:value-type="string">
            <text:p>0.8002 to 0.872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7753">
            <text:p>0.7753</text:p>
          </table:table-cell>
          <table:table-cell office:value-type="float" office:value="78.79">
            <text:p>78.7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8364">
            <text:p>0.8364</text:p>
          </table:table-cell>
          <table:table-cell office:value-type="float" office:value="85">
            <text:p>8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5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5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596">
            <text:p>0.596</text:p>
          </table:table-cell>
          <table:table-cell office:value-type="float" office:value="1.97">
            <text:p>1.97</text:p>
          </table:table-cell>
          <table:table-cell office:value-type="float" office:value="1.374">
            <text:p>1.374</text:p>
          </table:table-cell>
          <table:table-cell office:value-type="string">
            <text:p>1.337 to 1.41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012">
            <text:p>1.012</text:p>
          </table:table-cell>
          <table:table-cell office:value-type="float" office:value="2.332">
            <text:p>2.332</text:p>
          </table:table-cell>
          <table:table-cell office:value-type="float" office:value="1.32">
            <text:p>1.32</text:p>
          </table:table-cell>
          <table:table-cell office:value-type="string">
            <text:p>1.284 to 1.35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374">
            <text:p>1.374</text:p>
          </table:table-cell>
          <table:table-cell office:value-type="float" office:value="139.6">
            <text:p>139.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32">
            <text:p>1.32</text:p>
          </table:table-cell>
          <table:table-cell office:value-type="float" office:value="134.2">
            <text:p>134.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5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5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596">
            <text:p>0.596</text:p>
          </table:table-cell>
          <table:table-cell office:value-type="float" office:value="2.313">
            <text:p>2.313</text:p>
          </table:table-cell>
          <table:table-cell office:value-type="float" office:value="1.717">
            <text:p>1.717</text:p>
          </table:table-cell>
          <table:table-cell office:value-type="string">
            <text:p>1.681 to 1.75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012">
            <text:p>1.012</text:p>
          </table:table-cell>
          <table:table-cell office:value-type="float" office:value="2.67">
            <text:p>2.67</text:p>
          </table:table-cell>
          <table:table-cell office:value-type="float" office:value="1.658">
            <text:p>1.658</text:p>
          </table:table-cell>
          <table:table-cell office:value-type="string">
            <text:p>1.622 to 1.69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717">
            <text:p>1.717</text:p>
          </table:table-cell>
          <table:table-cell office:value-type="float" office:value="174.5">
            <text:p>174.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658">
            <text:p>1.658</text:p>
          </table:table-cell>
          <table:table-cell office:value-type="float" office:value="168.5">
            <text:p>168.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5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5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596">
            <text:p>0.596</text:p>
          </table:table-cell>
          <table:table-cell office:value-type="float" office:value="2.567">
            <text:p>2.567</text:p>
          </table:table-cell>
          <table:table-cell office:value-type="float" office:value="1.971">
            <text:p>1.971</text:p>
          </table:table-cell>
          <table:table-cell office:value-type="string">
            <text:p>1.935 to 2.007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012">
            <text:p>1.012</text:p>
          </table:table-cell>
          <table:table-cell office:value-type="float" office:value="2.888">
            <text:p>2.888</text:p>
          </table:table-cell>
          <table:table-cell office:value-type="float" office:value="1.876">
            <text:p>1.876</text:p>
          </table:table-cell>
          <table:table-cell office:value-type="string">
            <text:p>1.840 to 1.91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971">
            <text:p>1.971</text:p>
          </table:table-cell>
          <table:table-cell office:value-type="float" office:value="200.3">
            <text:p>200.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876">
            <text:p>1.876</text:p>
          </table:table-cell>
          <table:table-cell office:value-type="float" office:value="190.6">
            <text:p>190.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60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60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596">
            <text:p>0.596</text:p>
          </table:table-cell>
          <table:table-cell office:value-type="float" office:value="0.3859">
            <text:p>0.3859</text:p>
          </table:table-cell>
          <table:table-cell office:value-type="float" office:value="-0.21">
            <text:p>-0.21</text:p>
          </table:table-cell>
          <table:table-cell office:value-type="string">
            <text:p>-0.2462 to -0.1738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012">
            <text:p>1.012</text:p>
          </table:table-cell>
          <table:table-cell office:value-type="float" office:value="0.3877">
            <text:p>0.3877</text:p>
          </table:table-cell>
          <table:table-cell office:value-type="float" office:value="-0.6242">
            <text:p>-0.6242</text:p>
          </table:table-cell>
          <table:table-cell office:value-type="string">
            <text:p>-0.6604 to -0.588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21">
            <text:p>-0.21</text:p>
          </table:table-cell>
          <table:table-cell office:value-type="float" office:value="21.34">
            <text:p>21.3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6242">
            <text:p>-0.6242</text:p>
          </table:table-cell>
          <table:table-cell office:value-type="float" office:value="63.44">
            <text:p>63.4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60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60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596">
            <text:p>0.596</text:p>
          </table:table-cell>
          <table:table-cell office:value-type="float" office:value="0.472">
            <text:p>0.472</text:p>
          </table:table-cell>
          <table:table-cell office:value-type="float" office:value="-0.1239">
            <text:p>-0.1239</text:p>
          </table:table-cell>
          <table:table-cell office:value-type="string">
            <text:p>-0.1602 to -0.0877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012">
            <text:p>1.012</text:p>
          </table:table-cell>
          <table:table-cell office:value-type="float" office:value="0.6454">
            <text:p>0.6454</text:p>
          </table:table-cell>
          <table:table-cell office:value-type="float" office:value="-0.3665">
            <text:p>-0.3665</text:p>
          </table:table-cell>
          <table:table-cell office:value-type="string">
            <text:p>-0.4027 to -0.330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1239">
            <text:p>-0.1239</text:p>
          </table:table-cell>
          <table:table-cell office:value-type="float" office:value="12.6">
            <text:p>12.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3665">
            <text:p>-0.3665</text:p>
          </table:table-cell>
          <table:table-cell office:value-type="float" office:value="37.24">
            <text:p>37.2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60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60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596">
            <text:p>0.596</text:p>
          </table:table-cell>
          <table:table-cell office:value-type="float" office:value="0.8476">
            <text:p>0.8476</text:p>
          </table:table-cell>
          <table:table-cell office:value-type="float" office:value="0.2516">
            <text:p>0.2516</text:p>
          </table:table-cell>
          <table:table-cell office:value-type="string">
            <text:p>0.2154 to 0.2878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012">
            <text:p>1.012</text:p>
          </table:table-cell>
          <table:table-cell office:value-type="float" office:value="1.269">
            <text:p>1.269</text:p>
          </table:table-cell>
          <table:table-cell office:value-type="float" office:value="0.2569">
            <text:p>0.2569</text:p>
          </table:table-cell>
          <table:table-cell office:value-type="string">
            <text:p>0.2206 to 0.293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2516">
            <text:p>0.2516</text:p>
          </table:table-cell>
          <table:table-cell office:value-type="float" office:value="25.57">
            <text:p>25.5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2569">
            <text:p>0.2569</text:p>
          </table:table-cell>
          <table:table-cell office:value-type="float" office:value="26.1">
            <text:p>26.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60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60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596">
            <text:p>0.596</text:p>
          </table:table-cell>
          <table:table-cell office:value-type="float" office:value="1.356">
            <text:p>1.356</text:p>
          </table:table-cell>
          <table:table-cell office:value-type="float" office:value="0.7605">
            <text:p>0.7605</text:p>
          </table:table-cell>
          <table:table-cell office:value-type="string">
            <text:p>0.7242 to 0.7967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012">
            <text:p>1.012</text:p>
          </table:table-cell>
          <table:table-cell office:value-type="float" office:value="1.776">
            <text:p>1.776</text:p>
          </table:table-cell>
          <table:table-cell office:value-type="float" office:value="0.7644">
            <text:p>0.7644</text:p>
          </table:table-cell>
          <table:table-cell office:value-type="string">
            <text:p>0.7282 to 0.800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7605">
            <text:p>0.7605</text:p>
          </table:table-cell>
          <table:table-cell office:value-type="float" office:value="77.28">
            <text:p>77.2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7644">
            <text:p>0.7644</text:p>
          </table:table-cell>
          <table:table-cell office:value-type="float" office:value="77.68">
            <text:p>77.6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60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60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596">
            <text:p>0.596</text:p>
          </table:table-cell>
          <table:table-cell office:value-type="float" office:value="0.5957">
            <text:p>0.5957</text:p>
          </table:table-cell>
          <table:table-cell office:value-type="float" office:value="-0.0002306">
            <text:p>-0.0002306</text:p>
          </table:table-cell>
          <table:table-cell office:value-type="string">
            <text:p>-0.03162 to 0.0311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012">
            <text:p>1.012</text:p>
          </table:table-cell>
          <table:table-cell office:value-type="float" office:value="2.089">
            <text:p>2.089</text:p>
          </table:table-cell>
          <table:table-cell office:value-type="float" office:value="1.077">
            <text:p>1.077</text:p>
          </table:table-cell>
          <table:table-cell office:value-type="string">
            <text:p>1.041 to 1.1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002306">
            <text:p>-0.0002306</text:p>
          </table:table-cell>
          <table:table-cell office:value-type="float" office:value="0.02703">
            <text:p>0.02703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077">
            <text:p>1.077</text:p>
          </table:table-cell>
          <table:table-cell office:value-type="float" office:value="109.4">
            <text:p>109.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6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6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596">
            <text:p>0.596</text:p>
          </table:table-cell>
          <table:table-cell office:value-type="float" office:value="0.3226">
            <text:p>0.3226</text:p>
          </table:table-cell>
          <table:table-cell office:value-type="float" office:value="-0.2734">
            <text:p>-0.2734</text:p>
          </table:table-cell>
          <table:table-cell office:value-type="string">
            <text:p>-0.3096 to -0.2372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012">
            <text:p>1.012</text:p>
          </table:table-cell>
          <table:table-cell office:value-type="float" office:value="0.3442">
            <text:p>0.3442</text:p>
          </table:table-cell>
          <table:table-cell office:value-type="float" office:value="-0.6677">
            <text:p>-0.6677</text:p>
          </table:table-cell>
          <table:table-cell office:value-type="string">
            <text:p>-0.7039 to -0.631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2734">
            <text:p>-0.2734</text:p>
          </table:table-cell>
          <table:table-cell office:value-type="float" office:value="27.78">
            <text:p>27.7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6677">
            <text:p>-0.6677</text:p>
          </table:table-cell>
          <table:table-cell office:value-type="float" office:value="67.85">
            <text:p>67.8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6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6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596">
            <text:p>0.596</text:p>
          </table:table-cell>
          <table:table-cell office:value-type="float" office:value="0.372">
            <text:p>0.372</text:p>
          </table:table-cell>
          <table:table-cell office:value-type="float" office:value="-0.2239">
            <text:p>-0.2239</text:p>
          </table:table-cell>
          <table:table-cell office:value-type="string">
            <text:p>-0.2602 to -0.1877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012">
            <text:p>1.012</text:p>
          </table:table-cell>
          <table:table-cell office:value-type="float" office:value="0.3965">
            <text:p>0.3965</text:p>
          </table:table-cell>
          <table:table-cell office:value-type="float" office:value="-0.6154">
            <text:p>-0.6154</text:p>
          </table:table-cell>
          <table:table-cell office:value-type="string">
            <text:p>-0.6516 to -0.579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2239">
            <text:p>-0.2239</text:p>
          </table:table-cell>
          <table:table-cell office:value-type="float" office:value="22.76">
            <text:p>22.7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6154">
            <text:p>-0.6154</text:p>
          </table:table-cell>
          <table:table-cell office:value-type="float" office:value="62.54">
            <text:p>62.5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596">
            <text:p>0.596</text:p>
          </table:table-cell>
          <table:table-cell office:value-type="float" office:value="0.4263">
            <text:p>0.4263</text:p>
          </table:table-cell>
          <table:table-cell office:value-type="float" office:value="-0.1697">
            <text:p>-0.1697</text:p>
          </table:table-cell>
          <table:table-cell office:value-type="string">
            <text:p>-0.2059 to -0.133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012">
            <text:p>1.012</text:p>
          </table:table-cell>
          <table:table-cell office:value-type="float" office:value="0.4546">
            <text:p>0.4546</text:p>
          </table:table-cell>
          <table:table-cell office:value-type="float" office:value="-0.5573">
            <text:p>-0.5573</text:p>
          </table:table-cell>
          <table:table-cell office:value-type="string">
            <text:p>-0.5936 to -0.521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1697">
            <text:p>-0.1697</text:p>
          </table:table-cell>
          <table:table-cell office:value-type="float" office:value="17.24">
            <text:p>17.2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5573">
            <text:p>-0.5573</text:p>
          </table:table-cell>
          <table:table-cell office:value-type="float" office:value="56.64">
            <text:p>56.6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596">
            <text:p>0.596</text:p>
          </table:table-cell>
          <table:table-cell office:value-type="float" office:value="0.5028">
            <text:p>0.5028</text:p>
          </table:table-cell>
          <table:table-cell office:value-type="float" office:value="-0.09317">
            <text:p>-0.09317</text:p>
          </table:table-cell>
          <table:table-cell office:value-type="string">
            <text:p>-0.1294 to -0.0569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012">
            <text:p>1.012</text:p>
          </table:table-cell>
          <table:table-cell office:value-type="float" office:value="0.6621">
            <text:p>0.6621</text:p>
          </table:table-cell>
          <table:table-cell office:value-type="float" office:value="-0.3498">
            <text:p>-0.3498</text:p>
          </table:table-cell>
          <table:table-cell office:value-type="string">
            <text:p>-0.3860 to -0.313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9317">
            <text:p>-0.09317</text:p>
          </table:table-cell>
          <table:table-cell office:value-type="float" office:value="9.469">
            <text:p>9.46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3498">
            <text:p>-0.3498</text:p>
          </table:table-cell>
          <table:table-cell office:value-type="float" office:value="35.55">
            <text:p>35.5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596">
            <text:p>0.596</text:p>
          </table:table-cell>
          <table:table-cell office:value-type="float" office:value="0.6209">
            <text:p>0.6209</text:p>
          </table:table-cell>
          <table:table-cell office:value-type="float" office:value="0.0249">
            <text:p>0.0249</text:p>
          </table:table-cell>
          <table:table-cell office:value-type="string">
            <text:p>-0.01131 to 0.06112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012">
            <text:p>1.012</text:p>
          </table:table-cell>
          <table:table-cell office:value-type="float" office:value="0.9662">
            <text:p>0.9662</text:p>
          </table:table-cell>
          <table:table-cell office:value-type="float" office:value="-0.04568">
            <text:p>-0.04568</text:p>
          </table:table-cell>
          <table:table-cell office:value-type="string">
            <text:p>-0.08190 to -0.00947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0249">
            <text:p>0.0249</text:p>
          </table:table-cell>
          <table:table-cell office:value-type="float" office:value="2.531">
            <text:p>2.531</text:p>
          </table:table-cell>
          <table:table-cell office:value-type="string">
            <text:p>P &lt; 0.05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04568">
            <text:p>-0.04568</text:p>
          </table:table-cell>
          <table:table-cell office:value-type="float" office:value="4.643">
            <text:p>4.64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2.4 vs eL=-5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2.4</text:p>
          </table:table-cell>
          <table:table-cell office:value-type="string">
            <text:p>eL=-5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371">
            <text:p>1.371</text:p>
          </table:table-cell>
          <table:table-cell office:value-type="float" office:value="1.97">
            <text:p>1.97</text:p>
          </table:table-cell>
          <table:table-cell office:value-type="float" office:value="0.5984">
            <text:p>0.5984</text:p>
          </table:table-cell>
          <table:table-cell office:value-type="string">
            <text:p>0.5622 to 0.634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848">
            <text:p>1.848</text:p>
          </table:table-cell>
          <table:table-cell office:value-type="float" office:value="2.332">
            <text:p>2.332</text:p>
          </table:table-cell>
          <table:table-cell office:value-type="float" office:value="0.484">
            <text:p>0.484</text:p>
          </table:table-cell>
          <table:table-cell office:value-type="string">
            <text:p>0.4478 to 0.520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5984">
            <text:p>0.5984</text:p>
          </table:table-cell>
          <table:table-cell office:value-type="float" office:value="60.82">
            <text:p>60.8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484">
            <text:p>0.484</text:p>
          </table:table-cell>
          <table:table-cell office:value-type="float" office:value="49.19">
            <text:p>49.1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2.4 vs eL=-5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2.4</text:p>
          </table:table-cell>
          <table:table-cell office:value-type="string">
            <text:p>eL=-5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371">
            <text:p>1.371</text:p>
          </table:table-cell>
          <table:table-cell office:value-type="float" office:value="2.313">
            <text:p>2.313</text:p>
          </table:table-cell>
          <table:table-cell office:value-type="float" office:value="0.9414">
            <text:p>0.9414</text:p>
          </table:table-cell>
          <table:table-cell office:value-type="string">
            <text:p>0.9052 to 0.9777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848">
            <text:p>1.848</text:p>
          </table:table-cell>
          <table:table-cell office:value-type="float" office:value="2.67">
            <text:p>2.67</text:p>
          </table:table-cell>
          <table:table-cell office:value-type="float" office:value="0.8216">
            <text:p>0.8216</text:p>
          </table:table-cell>
          <table:table-cell office:value-type="string">
            <text:p>0.7854 to 0.857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9414">
            <text:p>0.9414</text:p>
          </table:table-cell>
          <table:table-cell office:value-type="float" office:value="95.68">
            <text:p>95.6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8216">
            <text:p>0.8216</text:p>
          </table:table-cell>
          <table:table-cell office:value-type="float" office:value="83.49">
            <text:p>83.4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2.4 vs eL=-5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2.4</text:p>
          </table:table-cell>
          <table:table-cell office:value-type="string">
            <text:p>eL=-5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371">
            <text:p>1.371</text:p>
          </table:table-cell>
          <table:table-cell office:value-type="float" office:value="2.567">
            <text:p>2.567</text:p>
          </table:table-cell>
          <table:table-cell office:value-type="float" office:value="1.196">
            <text:p>1.196</text:p>
          </table:table-cell>
          <table:table-cell office:value-type="string">
            <text:p>1.160 to 1.232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848">
            <text:p>1.848</text:p>
          </table:table-cell>
          <table:table-cell office:value-type="float" office:value="2.888">
            <text:p>2.888</text:p>
          </table:table-cell>
          <table:table-cell office:value-type="float" office:value="1.039">
            <text:p>1.039</text:p>
          </table:table-cell>
          <table:table-cell office:value-type="string">
            <text:p>1.003 to 1.07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196">
            <text:p>1.196</text:p>
          </table:table-cell>
          <table:table-cell office:value-type="float" office:value="121.5">
            <text:p>121.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039">
            <text:p>1.039</text:p>
          </table:table-cell>
          <table:table-cell office:value-type="float" office:value="105.6">
            <text:p>105.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2.4 vs eL=-60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2.4</text:p>
          </table:table-cell>
          <table:table-cell office:value-type="string">
            <text:p>eL=-60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371">
            <text:p>1.371</text:p>
          </table:table-cell>
          <table:table-cell office:value-type="float" office:value="0.3859">
            <text:p>0.3859</text:p>
          </table:table-cell>
          <table:table-cell office:value-type="float" office:value="-0.9853">
            <text:p>-0.9853</text:p>
          </table:table-cell>
          <table:table-cell office:value-type="string">
            <text:p>-1.021 to -0.949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848">
            <text:p>1.848</text:p>
          </table:table-cell>
          <table:table-cell office:value-type="float" office:value="0.3877">
            <text:p>0.3877</text:p>
          </table:table-cell>
          <table:table-cell office:value-type="float" office:value="-1.461">
            <text:p>-1.461</text:p>
          </table:table-cell>
          <table:table-cell office:value-type="string">
            <text:p>-1.497 to -1.42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9853">
            <text:p>-0.9853</text:p>
          </table:table-cell>
          <table:table-cell office:value-type="float" office:value="100.1">
            <text:p>100.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1.461">
            <text:p>-1.461</text:p>
          </table:table-cell>
          <table:table-cell office:value-type="float" office:value="148.4">
            <text:p>148.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2.4 vs eL=-60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2.4</text:p>
          </table:table-cell>
          <table:table-cell office:value-type="string">
            <text:p>eL=-60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371">
            <text:p>1.371</text:p>
          </table:table-cell>
          <table:table-cell office:value-type="float" office:value="0.472">
            <text:p>0.472</text:p>
          </table:table-cell>
          <table:table-cell office:value-type="float" office:value="-0.8992">
            <text:p>-0.8992</text:p>
          </table:table-cell>
          <table:table-cell office:value-type="string">
            <text:p>-0.9354 to -0.863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848">
            <text:p>1.848</text:p>
          </table:table-cell>
          <table:table-cell office:value-type="float" office:value="0.6454">
            <text:p>0.6454</text:p>
          </table:table-cell>
          <table:table-cell office:value-type="float" office:value="-1.203">
            <text:p>-1.203</text:p>
          </table:table-cell>
          <table:table-cell office:value-type="string">
            <text:p>-1.239 to -1.16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8992">
            <text:p>-0.8992</text:p>
          </table:table-cell>
          <table:table-cell office:value-type="float" office:value="91.38">
            <text:p>91.3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1.203">
            <text:p>-1.203</text:p>
          </table:table-cell>
          <table:table-cell office:value-type="float" office:value="122.2">
            <text:p>122.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2.4 vs eL=-60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2.4</text:p>
          </table:table-cell>
          <table:table-cell office:value-type="string">
            <text:p>eL=-60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371">
            <text:p>1.371</text:p>
          </table:table-cell>
          <table:table-cell office:value-type="float" office:value="0.8476">
            <text:p>0.8476</text:p>
          </table:table-cell>
          <table:table-cell office:value-type="float" office:value="-0.5237">
            <text:p>-0.5237</text:p>
          </table:table-cell>
          <table:table-cell office:value-type="string">
            <text:p>-0.5599 to -0.4874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848">
            <text:p>1.848</text:p>
          </table:table-cell>
          <table:table-cell office:value-type="float" office:value="1.269">
            <text:p>1.269</text:p>
          </table:table-cell>
          <table:table-cell office:value-type="float" office:value="-0.5795">
            <text:p>-0.5795</text:p>
          </table:table-cell>
          <table:table-cell office:value-type="string">
            <text:p>-0.6157 to -0.543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5237">
            <text:p>-0.5237</text:p>
          </table:table-cell>
          <table:table-cell office:value-type="float" office:value="53.22">
            <text:p>53.2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5795">
            <text:p>-0.5795</text:p>
          </table:table-cell>
          <table:table-cell office:value-type="float" office:value="58.9">
            <text:p>58.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2.4 vs eL=-60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2.4</text:p>
          </table:table-cell>
          <table:table-cell office:value-type="string">
            <text:p>eL=-60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371">
            <text:p>1.371</text:p>
          </table:table-cell>
          <table:table-cell office:value-type="float" office:value="1.356">
            <text:p>1.356</text:p>
          </table:table-cell>
          <table:table-cell office:value-type="float" office:value="-0.01482">
            <text:p>-0.01482</text:p>
          </table:table-cell>
          <table:table-cell office:value-type="string">
            <text:p>-0.05103 to 0.0214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848">
            <text:p>1.848</text:p>
          </table:table-cell>
          <table:table-cell office:value-type="float" office:value="1.776">
            <text:p>1.776</text:p>
          </table:table-cell>
          <table:table-cell office:value-type="float" office:value="-0.07197">
            <text:p>-0.07197</text:p>
          </table:table-cell>
          <table:table-cell office:value-type="string">
            <text:p>-0.1082 to -0.0357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1482">
            <text:p>-0.01482</text:p>
          </table:table-cell>
          <table:table-cell office:value-type="float" office:value="1.506">
            <text:p>1.506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07197">
            <text:p>-0.07197</text:p>
          </table:table-cell>
          <table:table-cell office:value-type="float" office:value="7.314">
            <text:p>7.31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2.4 vs eL=-60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2.4</text:p>
          </table:table-cell>
          <table:table-cell office:value-type="string">
            <text:p>eL=-60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371">
            <text:p>1.371</text:p>
          </table:table-cell>
          <table:table-cell office:value-type="float" office:value="0.5957">
            <text:p>0.5957</text:p>
          </table:table-cell>
          <table:table-cell office:value-type="float" office:value="-0.7755">
            <text:p>-0.7755</text:p>
          </table:table-cell>
          <table:table-cell office:value-type="string">
            <text:p>-0.8069 to -0.744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848">
            <text:p>1.848</text:p>
          </table:table-cell>
          <table:table-cell office:value-type="float" office:value="2.089">
            <text:p>2.089</text:p>
          </table:table-cell>
          <table:table-cell office:value-type="float" office:value="0.2405">
            <text:p>0.2405</text:p>
          </table:table-cell>
          <table:table-cell office:value-type="string">
            <text:p>0.2043 to 0.276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7755">
            <text:p>-0.7755</text:p>
          </table:table-cell>
          <table:table-cell office:value-type="float" office:value="90.91">
            <text:p>90.9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2405">
            <text:p>0.2405</text:p>
          </table:table-cell>
          <table:table-cell office:value-type="float" office:value="24.44">
            <text:p>24.4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2.4 vs eL=-6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2.4</text:p>
          </table:table-cell>
          <table:table-cell office:value-type="string">
            <text:p>eL=-6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371">
            <text:p>1.371</text:p>
          </table:table-cell>
          <table:table-cell office:value-type="float" office:value="0.3226">
            <text:p>0.3226</text:p>
          </table:table-cell>
          <table:table-cell office:value-type="float" office:value="-1.049">
            <text:p>-1.049</text:p>
          </table:table-cell>
          <table:table-cell office:value-type="string">
            <text:p>-1.085 to -1.012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848">
            <text:p>1.848</text:p>
          </table:table-cell>
          <table:table-cell office:value-type="float" office:value="0.3442">
            <text:p>0.3442</text:p>
          </table:table-cell>
          <table:table-cell office:value-type="float" office:value="-1.504">
            <text:p>-1.504</text:p>
          </table:table-cell>
          <table:table-cell office:value-type="string">
            <text:p>-1.540 to -1.46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.049">
            <text:p>-1.049</text:p>
          </table:table-cell>
          <table:table-cell office:value-type="float" office:value="106.6">
            <text:p>106.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1.504">
            <text:p>-1.504</text:p>
          </table:table-cell>
          <table:table-cell office:value-type="float" office:value="152.9">
            <text:p>152.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2.4 vs eL=-6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2.4</text:p>
          </table:table-cell>
          <table:table-cell office:value-type="string">
            <text:p>eL=-6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371">
            <text:p>1.371</text:p>
          </table:table-cell>
          <table:table-cell office:value-type="float" office:value="0.372">
            <text:p>0.372</text:p>
          </table:table-cell>
          <table:table-cell office:value-type="float" office:value="-0.9992">
            <text:p>-0.9992</text:p>
          </table:table-cell>
          <table:table-cell office:value-type="string">
            <text:p>-1.035 to -0.963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848">
            <text:p>1.848</text:p>
          </table:table-cell>
          <table:table-cell office:value-type="float" office:value="0.3965">
            <text:p>0.3965</text:p>
          </table:table-cell>
          <table:table-cell office:value-type="float" office:value="-1.452">
            <text:p>-1.452</text:p>
          </table:table-cell>
          <table:table-cell office:value-type="string">
            <text:p>-1.488 to -1.41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9992">
            <text:p>-0.9992</text:p>
          </table:table-cell>
          <table:table-cell office:value-type="float" office:value="101.5">
            <text:p>101.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1.452">
            <text:p>-1.452</text:p>
          </table:table-cell>
          <table:table-cell office:value-type="float" office:value="147.5">
            <text:p>147.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2.4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2.4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371">
            <text:p>1.371</text:p>
          </table:table-cell>
          <table:table-cell office:value-type="float" office:value="0.4263">
            <text:p>0.4263</text:p>
          </table:table-cell>
          <table:table-cell office:value-type="float" office:value="-0.9449">
            <text:p>-0.9449</text:p>
          </table:table-cell>
          <table:table-cell office:value-type="string">
            <text:p>-0.9812 to -0.9087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848">
            <text:p>1.848</text:p>
          </table:table-cell>
          <table:table-cell office:value-type="float" office:value="0.4546">
            <text:p>0.4546</text:p>
          </table:table-cell>
          <table:table-cell office:value-type="float" office:value="-1.394">
            <text:p>-1.394</text:p>
          </table:table-cell>
          <table:table-cell office:value-type="string">
            <text:p>-1.430 to -1.35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9449">
            <text:p>-0.9449</text:p>
          </table:table-cell>
          <table:table-cell office:value-type="float" office:value="96.03">
            <text:p>96.0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1.394">
            <text:p>-1.394</text:p>
          </table:table-cell>
          <table:table-cell office:value-type="float" office:value="141.6">
            <text:p>141.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2.4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2.4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371">
            <text:p>1.371</text:p>
          </table:table-cell>
          <table:table-cell office:value-type="float" office:value="0.5028">
            <text:p>0.5028</text:p>
          </table:table-cell>
          <table:table-cell office:value-type="float" office:value="-0.8684">
            <text:p>-0.8684</text:p>
          </table:table-cell>
          <table:table-cell office:value-type="string">
            <text:p>-0.9047 to -0.8322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848">
            <text:p>1.848</text:p>
          </table:table-cell>
          <table:table-cell office:value-type="float" office:value="0.6621">
            <text:p>0.6621</text:p>
          </table:table-cell>
          <table:table-cell office:value-type="float" office:value="-1.186">
            <text:p>-1.186</text:p>
          </table:table-cell>
          <table:table-cell office:value-type="string">
            <text:p>-1.222 to -1.15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8684">
            <text:p>-0.8684</text:p>
          </table:table-cell>
          <table:table-cell office:value-type="float" office:value="88.26">
            <text:p>88.2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1.186">
            <text:p>-1.186</text:p>
          </table:table-cell>
          <table:table-cell office:value-type="float" office:value="120.6">
            <text:p>120.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2.4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2.4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371">
            <text:p>1.371</text:p>
          </table:table-cell>
          <table:table-cell office:value-type="float" office:value="0.6209">
            <text:p>0.6209</text:p>
          </table:table-cell>
          <table:table-cell office:value-type="float" office:value="-0.7504">
            <text:p>-0.7504</text:p>
          </table:table-cell>
          <table:table-cell office:value-type="string">
            <text:p>-0.7866 to -0.7142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848">
            <text:p>1.848</text:p>
          </table:table-cell>
          <table:table-cell office:value-type="float" office:value="0.9662">
            <text:p>0.9662</text:p>
          </table:table-cell>
          <table:table-cell office:value-type="float" office:value="-0.8821">
            <text:p>-0.8821</text:p>
          </table:table-cell>
          <table:table-cell office:value-type="string">
            <text:p>-0.9183 to -0.845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7504">
            <text:p>-0.7504</text:p>
          </table:table-cell>
          <table:table-cell office:value-type="float" office:value="76.26">
            <text:p>76.2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8821">
            <text:p>-0.8821</text:p>
          </table:table-cell>
          <table:table-cell office:value-type="float" office:value="89.64">
            <text:p>89.6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0 vs eL=-5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0</text:p>
          </table:table-cell>
          <table:table-cell office:value-type="string">
            <text:p>eL=-5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97">
            <text:p>1.97</text:p>
          </table:table-cell>
          <table:table-cell office:value-type="float" office:value="2.313">
            <text:p>2.313</text:p>
          </table:table-cell>
          <table:table-cell office:value-type="float" office:value="0.343">
            <text:p>0.343</text:p>
          </table:table-cell>
          <table:table-cell office:value-type="string">
            <text:p>0.3068 to 0.3792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332">
            <text:p>2.332</text:p>
          </table:table-cell>
          <table:table-cell office:value-type="float" office:value="2.67">
            <text:p>2.67</text:p>
          </table:table-cell>
          <table:table-cell office:value-type="float" office:value="0.3376">
            <text:p>0.3376</text:p>
          </table:table-cell>
          <table:table-cell office:value-type="string">
            <text:p>0.3014 to 0.373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343">
            <text:p>0.343</text:p>
          </table:table-cell>
          <table:table-cell office:value-type="float" office:value="34.86">
            <text:p>34.8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3376">
            <text:p>0.3376</text:p>
          </table:table-cell>
          <table:table-cell office:value-type="float" office:value="34.31">
            <text:p>34.3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0 vs eL=-5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0</text:p>
          </table:table-cell>
          <table:table-cell office:value-type="string">
            <text:p>eL=-5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97">
            <text:p>1.97</text:p>
          </table:table-cell>
          <table:table-cell office:value-type="float" office:value="2.567">
            <text:p>2.567</text:p>
          </table:table-cell>
          <table:table-cell office:value-type="float" office:value="0.5974">
            <text:p>0.5974</text:p>
          </table:table-cell>
          <table:table-cell office:value-type="string">
            <text:p>0.5612 to 0.633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332">
            <text:p>2.332</text:p>
          </table:table-cell>
          <table:table-cell office:value-type="float" office:value="2.888">
            <text:p>2.888</text:p>
          </table:table-cell>
          <table:table-cell office:value-type="float" office:value="0.5554">
            <text:p>0.5554</text:p>
          </table:table-cell>
          <table:table-cell office:value-type="string">
            <text:p>0.5191 to 0.591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5974">
            <text:p>0.5974</text:p>
          </table:table-cell>
          <table:table-cell office:value-type="float" office:value="60.71">
            <text:p>60.7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5554">
            <text:p>0.5554</text:p>
          </table:table-cell>
          <table:table-cell office:value-type="float" office:value="56.44">
            <text:p>56.4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0 vs eL=-60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0</text:p>
          </table:table-cell>
          <table:table-cell office:value-type="string">
            <text:p>eL=-60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97">
            <text:p>1.97</text:p>
          </table:table-cell>
          <table:table-cell office:value-type="float" office:value="0.3859">
            <text:p>0.3859</text:p>
          </table:table-cell>
          <table:table-cell office:value-type="float" office:value="-1.584">
            <text:p>-1.584</text:p>
          </table:table-cell>
          <table:table-cell office:value-type="string">
            <text:p>-1.620 to -1.548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332">
            <text:p>2.332</text:p>
          </table:table-cell>
          <table:table-cell office:value-type="float" office:value="0.3877">
            <text:p>0.3877</text:p>
          </table:table-cell>
          <table:table-cell office:value-type="float" office:value="-1.945">
            <text:p>-1.945</text:p>
          </table:table-cell>
          <table:table-cell office:value-type="string">
            <text:p>-1.981 to -1.90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.584">
            <text:p>-1.584</text:p>
          </table:table-cell>
          <table:table-cell office:value-type="float" office:value="160.9">
            <text:p>160.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1.945">
            <text:p>-1.945</text:p>
          </table:table-cell>
          <table:table-cell office:value-type="float" office:value="197.6">
            <text:p>197.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0 vs eL=-60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0</text:p>
          </table:table-cell>
          <table:table-cell office:value-type="string">
            <text:p>eL=-60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97">
            <text:p>1.97</text:p>
          </table:table-cell>
          <table:table-cell office:value-type="float" office:value="0.472">
            <text:p>0.472</text:p>
          </table:table-cell>
          <table:table-cell office:value-type="float" office:value="-1.498">
            <text:p>-1.498</text:p>
          </table:table-cell>
          <table:table-cell office:value-type="string">
            <text:p>-1.534 to -1.46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332">
            <text:p>2.332</text:p>
          </table:table-cell>
          <table:table-cell office:value-type="float" office:value="0.6454">
            <text:p>0.6454</text:p>
          </table:table-cell>
          <table:table-cell office:value-type="float" office:value="-1.687">
            <text:p>-1.687</text:p>
          </table:table-cell>
          <table:table-cell office:value-type="string">
            <text:p>-1.723 to -1.65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.498">
            <text:p>-1.498</text:p>
          </table:table-cell>
          <table:table-cell office:value-type="float" office:value="152.2">
            <text:p>152.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1.687">
            <text:p>-1.687</text:p>
          </table:table-cell>
          <table:table-cell office:value-type="float" office:value="171.4">
            <text:p>171.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0 vs eL=-60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0</text:p>
          </table:table-cell>
          <table:table-cell office:value-type="string">
            <text:p>eL=-60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97">
            <text:p>1.97</text:p>
          </table:table-cell>
          <table:table-cell office:value-type="float" office:value="0.8476">
            <text:p>0.8476</text:p>
          </table:table-cell>
          <table:table-cell office:value-type="float" office:value="-1.122">
            <text:p>-1.122</text:p>
          </table:table-cell>
          <table:table-cell office:value-type="string">
            <text:p>-1.158 to -1.08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332">
            <text:p>2.332</text:p>
          </table:table-cell>
          <table:table-cell office:value-type="float" office:value="1.269">
            <text:p>1.269</text:p>
          </table:table-cell>
          <table:table-cell office:value-type="float" office:value="-1.064">
            <text:p>-1.064</text:p>
          </table:table-cell>
          <table:table-cell office:value-type="string">
            <text:p>-1.100 to -1.02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.122">
            <text:p>-1.122</text:p>
          </table:table-cell>
          <table:table-cell office:value-type="float" office:value="114">
            <text:p>11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1.064">
            <text:p>-1.064</text:p>
          </table:table-cell>
          <table:table-cell office:value-type="float" office:value="108.1">
            <text:p>108.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0 vs eL=-60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0</text:p>
          </table:table-cell>
          <table:table-cell office:value-type="string">
            <text:p>eL=-60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97">
            <text:p>1.97</text:p>
          </table:table-cell>
          <table:table-cell office:value-type="float" office:value="1.356">
            <text:p>1.356</text:p>
          </table:table-cell>
          <table:table-cell office:value-type="float" office:value="-0.6132">
            <text:p>-0.6132</text:p>
          </table:table-cell>
          <table:table-cell office:value-type="string">
            <text:p>-0.6495 to -0.577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332">
            <text:p>2.332</text:p>
          </table:table-cell>
          <table:table-cell office:value-type="float" office:value="1.776">
            <text:p>1.776</text:p>
          </table:table-cell>
          <table:table-cell office:value-type="float" office:value="-0.556">
            <text:p>-0.556</text:p>
          </table:table-cell>
          <table:table-cell office:value-type="string">
            <text:p>-0.5922 to -0.519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6132">
            <text:p>-0.6132</text:p>
          </table:table-cell>
          <table:table-cell office:value-type="float" office:value="62.32">
            <text:p>62.3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556">
            <text:p>-0.556</text:p>
          </table:table-cell>
          <table:table-cell office:value-type="float" office:value="56.5">
            <text:p>56.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0 vs eL=-60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0</text:p>
          </table:table-cell>
          <table:table-cell office:value-type="string">
            <text:p>eL=-60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97">
            <text:p>1.97</text:p>
          </table:table-cell>
          <table:table-cell office:value-type="float" office:value="0.5957">
            <text:p>0.5957</text:p>
          </table:table-cell>
          <table:table-cell office:value-type="float" office:value="-1.374">
            <text:p>-1.374</text:p>
          </table:table-cell>
          <table:table-cell office:value-type="string">
            <text:p>-1.405 to -1.34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332">
            <text:p>2.332</text:p>
          </table:table-cell>
          <table:table-cell office:value-type="float" office:value="2.089">
            <text:p>2.089</text:p>
          </table:table-cell>
          <table:table-cell office:value-type="float" office:value="-0.2435">
            <text:p>-0.2435</text:p>
          </table:table-cell>
          <table:table-cell office:value-type="string">
            <text:p>-0.2797 to -0.207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.374">
            <text:p>-1.374</text:p>
          </table:table-cell>
          <table:table-cell office:value-type="float" office:value="161.1">
            <text:p>161.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2435">
            <text:p>-0.2435</text:p>
          </table:table-cell>
          <table:table-cell office:value-type="float" office:value="24.74">
            <text:p>24.7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0 vs eL=-6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0</text:p>
          </table:table-cell>
          <table:table-cell office:value-type="string">
            <text:p>eL=-6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97">
            <text:p>1.97</text:p>
          </table:table-cell>
          <table:table-cell office:value-type="float" office:value="0.3226">
            <text:p>0.3226</text:p>
          </table:table-cell>
          <table:table-cell office:value-type="float" office:value="-1.647">
            <text:p>-1.647</text:p>
          </table:table-cell>
          <table:table-cell office:value-type="string">
            <text:p>-1.683 to -1.61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332">
            <text:p>2.332</text:p>
          </table:table-cell>
          <table:table-cell office:value-type="float" office:value="0.3442">
            <text:p>0.3442</text:p>
          </table:table-cell>
          <table:table-cell office:value-type="float" office:value="-1.988">
            <text:p>-1.988</text:p>
          </table:table-cell>
          <table:table-cell office:value-type="string">
            <text:p>-2.024 to -1.95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.647">
            <text:p>-1.647</text:p>
          </table:table-cell>
          <table:table-cell office:value-type="float" office:value="167.4">
            <text:p>167.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1.988">
            <text:p>-1.988</text:p>
          </table:table-cell>
          <table:table-cell office:value-type="float" office:value="202">
            <text:p>20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0 vs eL=-6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0</text:p>
          </table:table-cell>
          <table:table-cell office:value-type="string">
            <text:p>eL=-6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97">
            <text:p>1.97</text:p>
          </table:table-cell>
          <table:table-cell office:value-type="float" office:value="0.372">
            <text:p>0.372</text:p>
          </table:table-cell>
          <table:table-cell office:value-type="float" office:value="-1.598">
            <text:p>-1.598</text:p>
          </table:table-cell>
          <table:table-cell office:value-type="string">
            <text:p>-1.634 to -1.56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332">
            <text:p>2.332</text:p>
          </table:table-cell>
          <table:table-cell office:value-type="float" office:value="0.3965">
            <text:p>0.3965</text:p>
          </table:table-cell>
          <table:table-cell office:value-type="float" office:value="-1.936">
            <text:p>-1.936</text:p>
          </table:table-cell>
          <table:table-cell office:value-type="string">
            <text:p>-1.972 to -1.9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.598">
            <text:p>-1.598</text:p>
          </table:table-cell>
          <table:table-cell office:value-type="float" office:value="162.4">
            <text:p>162.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1.936">
            <text:p>-1.936</text:p>
          </table:table-cell>
          <table:table-cell office:value-type="float" office:value="196.7">
            <text:p>196.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0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0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97">
            <text:p>1.97</text:p>
          </table:table-cell>
          <table:table-cell office:value-type="float" office:value="0.4263">
            <text:p>0.4263</text:p>
          </table:table-cell>
          <table:table-cell office:value-type="float" office:value="-1.543">
            <text:p>-1.543</text:p>
          </table:table-cell>
          <table:table-cell office:value-type="string">
            <text:p>-1.580 to -1.507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332">
            <text:p>2.332</text:p>
          </table:table-cell>
          <table:table-cell office:value-type="float" office:value="0.4546">
            <text:p>0.4546</text:p>
          </table:table-cell>
          <table:table-cell office:value-type="float" office:value="-1.878">
            <text:p>-1.878</text:p>
          </table:table-cell>
          <table:table-cell office:value-type="string">
            <text:p>-1.914 to -1.84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.543">
            <text:p>-1.543</text:p>
          </table:table-cell>
          <table:table-cell office:value-type="float" office:value="156.8">
            <text:p>156.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1.878">
            <text:p>-1.878</text:p>
          </table:table-cell>
          <table:table-cell office:value-type="float" office:value="190.8">
            <text:p>190.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0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0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97">
            <text:p>1.97</text:p>
          </table:table-cell>
          <table:table-cell office:value-type="float" office:value="0.5028">
            <text:p>0.5028</text:p>
          </table:table-cell>
          <table:table-cell office:value-type="float" office:value="-1.467">
            <text:p>-1.467</text:p>
          </table:table-cell>
          <table:table-cell office:value-type="string">
            <text:p>-1.503 to -1.43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332">
            <text:p>2.332</text:p>
          </table:table-cell>
          <table:table-cell office:value-type="float" office:value="0.6621">
            <text:p>0.6621</text:p>
          </table:table-cell>
          <table:table-cell office:value-type="float" office:value="-1.67">
            <text:p>-1.67</text:p>
          </table:table-cell>
          <table:table-cell office:value-type="string">
            <text:p>-1.706 to -1.63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.467">
            <text:p>-1.467</text:p>
          </table:table-cell>
          <table:table-cell office:value-type="float" office:value="149.1">
            <text:p>149.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1.67">
            <text:p>-1.67</text:p>
          </table:table-cell>
          <table:table-cell office:value-type="float" office:value="169.7">
            <text:p>169.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0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0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97">
            <text:p>1.97</text:p>
          </table:table-cell>
          <table:table-cell office:value-type="float" office:value="0.6209">
            <text:p>0.6209</text:p>
          </table:table-cell>
          <table:table-cell office:value-type="float" office:value="-1.349">
            <text:p>-1.349</text:p>
          </table:table-cell>
          <table:table-cell office:value-type="string">
            <text:p>-1.385 to -1.31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332">
            <text:p>2.332</text:p>
          </table:table-cell>
          <table:table-cell office:value-type="float" office:value="0.9662">
            <text:p>0.9662</text:p>
          </table:table-cell>
          <table:table-cell office:value-type="float" office:value="-1.366">
            <text:p>-1.366</text:p>
          </table:table-cell>
          <table:table-cell office:value-type="string">
            <text:p>-1.402 to -1.33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.349">
            <text:p>-1.349</text:p>
          </table:table-cell>
          <table:table-cell office:value-type="float" office:value="137.1">
            <text:p>137.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1.366">
            <text:p>-1.366</text:p>
          </table:table-cell>
          <table:table-cell office:value-type="float" office:value="138.8">
            <text:p>138.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6 vs eL=-5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6</text:p>
          </table:table-cell>
          <table:table-cell office:value-type="string">
            <text:p>eL=-5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313">
            <text:p>2.313</text:p>
          </table:table-cell>
          <table:table-cell office:value-type="float" office:value="2.567">
            <text:p>2.567</text:p>
          </table:table-cell>
          <table:table-cell office:value-type="float" office:value="0.2544">
            <text:p>0.2544</text:p>
          </table:table-cell>
          <table:table-cell office:value-type="string">
            <text:p>0.2182 to 0.290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67">
            <text:p>2.67</text:p>
          </table:table-cell>
          <table:table-cell office:value-type="float" office:value="2.888">
            <text:p>2.888</text:p>
          </table:table-cell>
          <table:table-cell office:value-type="float" office:value="0.2178">
            <text:p>0.2178</text:p>
          </table:table-cell>
          <table:table-cell office:value-type="string">
            <text:p>0.1816 to 0.254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2544">
            <text:p>0.2544</text:p>
          </table:table-cell>
          <table:table-cell office:value-type="float" office:value="25.85">
            <text:p>25.8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2178">
            <text:p>0.2178</text:p>
          </table:table-cell>
          <table:table-cell office:value-type="float" office:value="22.13">
            <text:p>22.1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6 vs eL=-60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6</text:p>
          </table:table-cell>
          <table:table-cell office:value-type="string">
            <text:p>eL=-60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313">
            <text:p>2.313</text:p>
          </table:table-cell>
          <table:table-cell office:value-type="float" office:value="0.3859">
            <text:p>0.3859</text:p>
          </table:table-cell>
          <table:table-cell office:value-type="float" office:value="-1.927">
            <text:p>-1.927</text:p>
          </table:table-cell>
          <table:table-cell office:value-type="string">
            <text:p>-1.963 to -1.89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67">
            <text:p>2.67</text:p>
          </table:table-cell>
          <table:table-cell office:value-type="float" office:value="0.3877">
            <text:p>0.3877</text:p>
          </table:table-cell>
          <table:table-cell office:value-type="float" office:value="-2.282">
            <text:p>-2.282</text:p>
          </table:table-cell>
          <table:table-cell office:value-type="string">
            <text:p>-2.318 to -2.24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.927">
            <text:p>-1.927</text:p>
          </table:table-cell>
          <table:table-cell office:value-type="float" office:value="195.8">
            <text:p>195.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2.282">
            <text:p>-2.282</text:p>
          </table:table-cell>
          <table:table-cell office:value-type="float" office:value="231.9">
            <text:p>231.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6 vs eL=-60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6</text:p>
          </table:table-cell>
          <table:table-cell office:value-type="string">
            <text:p>eL=-60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313">
            <text:p>2.313</text:p>
          </table:table-cell>
          <table:table-cell office:value-type="float" office:value="0.472">
            <text:p>0.472</text:p>
          </table:table-cell>
          <table:table-cell office:value-type="float" office:value="-1.841">
            <text:p>-1.841</text:p>
          </table:table-cell>
          <table:table-cell office:value-type="string">
            <text:p>-1.877 to -1.804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67">
            <text:p>2.67</text:p>
          </table:table-cell>
          <table:table-cell office:value-type="float" office:value="0.6454">
            <text:p>0.6454</text:p>
          </table:table-cell>
          <table:table-cell office:value-type="float" office:value="-2.024">
            <text:p>-2.024</text:p>
          </table:table-cell>
          <table:table-cell office:value-type="string">
            <text:p>-2.061 to -1.98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.841">
            <text:p>-1.841</text:p>
          </table:table-cell>
          <table:table-cell office:value-type="float" office:value="187.1">
            <text:p>187.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2.024">
            <text:p>-2.024</text:p>
          </table:table-cell>
          <table:table-cell office:value-type="float" office:value="205.7">
            <text:p>205.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6 vs eL=-60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6</text:p>
          </table:table-cell>
          <table:table-cell office:value-type="string">
            <text:p>eL=-60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313">
            <text:p>2.313</text:p>
          </table:table-cell>
          <table:table-cell office:value-type="float" office:value="0.8476">
            <text:p>0.8476</text:p>
          </table:table-cell>
          <table:table-cell office:value-type="float" office:value="-1.465">
            <text:p>-1.465</text:p>
          </table:table-cell>
          <table:table-cell office:value-type="string">
            <text:p>-1.501 to -1.429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67">
            <text:p>2.67</text:p>
          </table:table-cell>
          <table:table-cell office:value-type="float" office:value="1.269">
            <text:p>1.269</text:p>
          </table:table-cell>
          <table:table-cell office:value-type="float" office:value="-1.401">
            <text:p>-1.401</text:p>
          </table:table-cell>
          <table:table-cell office:value-type="string">
            <text:p>-1.437 to -1.36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.465">
            <text:p>-1.465</text:p>
          </table:table-cell>
          <table:table-cell office:value-type="float" office:value="148.9">
            <text:p>148.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1.401">
            <text:p>-1.401</text:p>
          </table:table-cell>
          <table:table-cell office:value-type="float" office:value="142.4">
            <text:p>142.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6 vs eL=-60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6</text:p>
          </table:table-cell>
          <table:table-cell office:value-type="string">
            <text:p>eL=-60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313">
            <text:p>2.313</text:p>
          </table:table-cell>
          <table:table-cell office:value-type="float" office:value="1.356">
            <text:p>1.356</text:p>
          </table:table-cell>
          <table:table-cell office:value-type="float" office:value="-0.9563">
            <text:p>-0.9563</text:p>
          </table:table-cell>
          <table:table-cell office:value-type="string">
            <text:p>-0.9925 to -0.920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67">
            <text:p>2.67</text:p>
          </table:table-cell>
          <table:table-cell office:value-type="float" office:value="1.776">
            <text:p>1.776</text:p>
          </table:table-cell>
          <table:table-cell office:value-type="float" office:value="-0.8935">
            <text:p>-0.8935</text:p>
          </table:table-cell>
          <table:table-cell office:value-type="string">
            <text:p>-0.9297 to -0.857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9563">
            <text:p>-0.9563</text:p>
          </table:table-cell>
          <table:table-cell office:value-type="float" office:value="97.18">
            <text:p>97.1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8935">
            <text:p>-0.8935</text:p>
          </table:table-cell>
          <table:table-cell office:value-type="float" office:value="90.81">
            <text:p>90.8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6 vs eL=-60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6</text:p>
          </table:table-cell>
          <table:table-cell office:value-type="string">
            <text:p>eL=-60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313">
            <text:p>2.313</text:p>
          </table:table-cell>
          <table:table-cell office:value-type="float" office:value="0.5957">
            <text:p>0.5957</text:p>
          </table:table-cell>
          <table:table-cell office:value-type="float" office:value="-1.717">
            <text:p>-1.717</text:p>
          </table:table-cell>
          <table:table-cell office:value-type="string">
            <text:p>-1.748 to -1.68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67">
            <text:p>2.67</text:p>
          </table:table-cell>
          <table:table-cell office:value-type="float" office:value="2.089">
            <text:p>2.089</text:p>
          </table:table-cell>
          <table:table-cell office:value-type="float" office:value="-0.5811">
            <text:p>-0.5811</text:p>
          </table:table-cell>
          <table:table-cell office:value-type="string">
            <text:p>-0.6173 to -0.544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.717">
            <text:p>-1.717</text:p>
          </table:table-cell>
          <table:table-cell office:value-type="float" office:value="201.3">
            <text:p>201.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5811">
            <text:p>-0.5811</text:p>
          </table:table-cell>
          <table:table-cell office:value-type="float" office:value="59.05">
            <text:p>59.0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6 vs eL=-6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6</text:p>
          </table:table-cell>
          <table:table-cell office:value-type="string">
            <text:p>eL=-6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313">
            <text:p>2.313</text:p>
          </table:table-cell>
          <table:table-cell office:value-type="float" office:value="0.3226">
            <text:p>0.3226</text:p>
          </table:table-cell>
          <table:table-cell office:value-type="float" office:value="-1.99">
            <text:p>-1.99</text:p>
          </table:table-cell>
          <table:table-cell office:value-type="string">
            <text:p>-2.026 to -1.954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67">
            <text:p>2.67</text:p>
          </table:table-cell>
          <table:table-cell office:value-type="float" office:value="0.3442">
            <text:p>0.3442</text:p>
          </table:table-cell>
          <table:table-cell office:value-type="float" office:value="-2.326">
            <text:p>-2.326</text:p>
          </table:table-cell>
          <table:table-cell office:value-type="string">
            <text:p>-2.362 to -2.28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.99">
            <text:p>-1.99</text:p>
          </table:table-cell>
          <table:table-cell office:value-type="float" office:value="202.2">
            <text:p>202.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2.326">
            <text:p>-2.326</text:p>
          </table:table-cell>
          <table:table-cell office:value-type="float" office:value="236.3">
            <text:p>236.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6 vs eL=-6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6</text:p>
          </table:table-cell>
          <table:table-cell office:value-type="string">
            <text:p>eL=-6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313">
            <text:p>2.313</text:p>
          </table:table-cell>
          <table:table-cell office:value-type="float" office:value="0.372">
            <text:p>0.372</text:p>
          </table:table-cell>
          <table:table-cell office:value-type="float" office:value="-1.941">
            <text:p>-1.941</text:p>
          </table:table-cell>
          <table:table-cell office:value-type="string">
            <text:p>-1.977 to -1.904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67">
            <text:p>2.67</text:p>
          </table:table-cell>
          <table:table-cell office:value-type="float" office:value="0.3965">
            <text:p>0.3965</text:p>
          </table:table-cell>
          <table:table-cell office:value-type="float" office:value="-2.273">
            <text:p>-2.273</text:p>
          </table:table-cell>
          <table:table-cell office:value-type="string">
            <text:p>-2.310 to -2.23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.941">
            <text:p>-1.941</text:p>
          </table:table-cell>
          <table:table-cell office:value-type="float" office:value="197.2">
            <text:p>197.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2.273">
            <text:p>-2.273</text:p>
          </table:table-cell>
          <table:table-cell office:value-type="float" office:value="231">
            <text:p>23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6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6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313">
            <text:p>2.313</text:p>
          </table:table-cell>
          <table:table-cell office:value-type="float" office:value="0.4263">
            <text:p>0.4263</text:p>
          </table:table-cell>
          <table:table-cell office:value-type="float" office:value="-1.886">
            <text:p>-1.886</text:p>
          </table:table-cell>
          <table:table-cell office:value-type="string">
            <text:p>-1.923 to -1.85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67">
            <text:p>2.67</text:p>
          </table:table-cell>
          <table:table-cell office:value-type="float" office:value="0.4546">
            <text:p>0.4546</text:p>
          </table:table-cell>
          <table:table-cell office:value-type="float" office:value="-2.215">
            <text:p>-2.215</text:p>
          </table:table-cell>
          <table:table-cell office:value-type="string">
            <text:p>-2.251 to -2.17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.886">
            <text:p>-1.886</text:p>
          </table:table-cell>
          <table:table-cell office:value-type="float" office:value="191.7">
            <text:p>191.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2.215">
            <text:p>-2.215</text:p>
          </table:table-cell>
          <table:table-cell office:value-type="float" office:value="225.1">
            <text:p>225.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6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6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313">
            <text:p>2.313</text:p>
          </table:table-cell>
          <table:table-cell office:value-type="float" office:value="0.5028">
            <text:p>0.5028</text:p>
          </table:table-cell>
          <table:table-cell office:value-type="float" office:value="-1.81">
            <text:p>-1.81</text:p>
          </table:table-cell>
          <table:table-cell office:value-type="string">
            <text:p>-1.846 to -1.774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67">
            <text:p>2.67</text:p>
          </table:table-cell>
          <table:table-cell office:value-type="float" office:value="0.6621">
            <text:p>0.6621</text:p>
          </table:table-cell>
          <table:table-cell office:value-type="float" office:value="-2.008">
            <text:p>-2.008</text:p>
          </table:table-cell>
          <table:table-cell office:value-type="string">
            <text:p>-2.044 to -1.97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.81">
            <text:p>-1.81</text:p>
          </table:table-cell>
          <table:table-cell office:value-type="float" office:value="183.9">
            <text:p>183.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2.008">
            <text:p>-2.008</text:p>
          </table:table-cell>
          <table:table-cell office:value-type="float" office:value="204">
            <text:p>20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6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6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313">
            <text:p>2.313</text:p>
          </table:table-cell>
          <table:table-cell office:value-type="float" office:value="0.6209">
            <text:p>0.6209</text:p>
          </table:table-cell>
          <table:table-cell office:value-type="float" office:value="-1.692">
            <text:p>-1.692</text:p>
          </table:table-cell>
          <table:table-cell office:value-type="string">
            <text:p>-1.728 to -1.65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67">
            <text:p>2.67</text:p>
          </table:table-cell>
          <table:table-cell office:value-type="float" office:value="0.9662">
            <text:p>0.9662</text:p>
          </table:table-cell>
          <table:table-cell office:value-type="float" office:value="-1.704">
            <text:p>-1.704</text:p>
          </table:table-cell>
          <table:table-cell office:value-type="string">
            <text:p>-1.740 to -1.66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.692">
            <text:p>-1.692</text:p>
          </table:table-cell>
          <table:table-cell office:value-type="float" office:value="171.9">
            <text:p>171.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1.704">
            <text:p>-1.704</text:p>
          </table:table-cell>
          <table:table-cell office:value-type="float" office:value="173.1">
            <text:p>173.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4.2 vs eL=-60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4.2</text:p>
          </table:table-cell>
          <table:table-cell office:value-type="string">
            <text:p>eL=-60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567">
            <text:p>2.567</text:p>
          </table:table-cell>
          <table:table-cell office:value-type="float" office:value="0.3859">
            <text:p>0.3859</text:p>
          </table:table-cell>
          <table:table-cell office:value-type="float" office:value="-2.181">
            <text:p>-2.181</text:p>
          </table:table-cell>
          <table:table-cell office:value-type="string">
            <text:p>-2.217 to -2.14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888">
            <text:p>2.888</text:p>
          </table:table-cell>
          <table:table-cell office:value-type="float" office:value="0.3877">
            <text:p>0.3877</text:p>
          </table:table-cell>
          <table:table-cell office:value-type="float" office:value="-2.5">
            <text:p>-2.5</text:p>
          </table:table-cell>
          <table:table-cell office:value-type="string">
            <text:p>-2.536 to -2.46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2.181">
            <text:p>-2.181</text:p>
          </table:table-cell>
          <table:table-cell office:value-type="float" office:value="221.7">
            <text:p>221.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2.5">
            <text:p>-2.5</text:p>
          </table:table-cell>
          <table:table-cell office:value-type="float" office:value="254.1">
            <text:p>254.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4.2 vs eL=-60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4.2</text:p>
          </table:table-cell>
          <table:table-cell office:value-type="string">
            <text:p>eL=-60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567">
            <text:p>2.567</text:p>
          </table:table-cell>
          <table:table-cell office:value-type="float" office:value="0.472">
            <text:p>0.472</text:p>
          </table:table-cell>
          <table:table-cell office:value-type="float" office:value="-2.095">
            <text:p>-2.095</text:p>
          </table:table-cell>
          <table:table-cell office:value-type="string">
            <text:p>-2.131 to -2.059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888">
            <text:p>2.888</text:p>
          </table:table-cell>
          <table:table-cell office:value-type="float" office:value="0.6454">
            <text:p>0.6454</text:p>
          </table:table-cell>
          <table:table-cell office:value-type="float" office:value="-2.242">
            <text:p>-2.242</text:p>
          </table:table-cell>
          <table:table-cell office:value-type="string">
            <text:p>-2.278 to -2.20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2.095">
            <text:p>-2.095</text:p>
          </table:table-cell>
          <table:table-cell office:value-type="float" office:value="212.9">
            <text:p>212.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2.242">
            <text:p>-2.242</text:p>
          </table:table-cell>
          <table:table-cell office:value-type="float" office:value="227.9">
            <text:p>227.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4.2 vs eL=-60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4.2</text:p>
          </table:table-cell>
          <table:table-cell office:value-type="string">
            <text:p>eL=-60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567">
            <text:p>2.567</text:p>
          </table:table-cell>
          <table:table-cell office:value-type="float" office:value="0.8476">
            <text:p>0.8476</text:p>
          </table:table-cell>
          <table:table-cell office:value-type="float" office:value="-1.719">
            <text:p>-1.719</text:p>
          </table:table-cell>
          <table:table-cell office:value-type="string">
            <text:p>-1.756 to -1.68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888">
            <text:p>2.888</text:p>
          </table:table-cell>
          <table:table-cell office:value-type="float" office:value="1.269">
            <text:p>1.269</text:p>
          </table:table-cell>
          <table:table-cell office:value-type="float" office:value="-1.619">
            <text:p>-1.619</text:p>
          </table:table-cell>
          <table:table-cell office:value-type="string">
            <text:p>-1.655 to -1.58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.719">
            <text:p>-1.719</text:p>
          </table:table-cell>
          <table:table-cell office:value-type="float" office:value="174.7">
            <text:p>174.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1.619">
            <text:p>-1.619</text:p>
          </table:table-cell>
          <table:table-cell office:value-type="float" office:value="164.5">
            <text:p>164.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4.2 vs eL=-60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4.2</text:p>
          </table:table-cell>
          <table:table-cell office:value-type="string">
            <text:p>eL=-60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567">
            <text:p>2.567</text:p>
          </table:table-cell>
          <table:table-cell office:value-type="float" office:value="1.356">
            <text:p>1.356</text:p>
          </table:table-cell>
          <table:table-cell office:value-type="float" office:value="-1.211">
            <text:p>-1.211</text:p>
          </table:table-cell>
          <table:table-cell office:value-type="string">
            <text:p>-1.247 to -1.174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888">
            <text:p>2.888</text:p>
          </table:table-cell>
          <table:table-cell office:value-type="float" office:value="1.776">
            <text:p>1.776</text:p>
          </table:table-cell>
          <table:table-cell office:value-type="float" office:value="-1.111">
            <text:p>-1.111</text:p>
          </table:table-cell>
          <table:table-cell office:value-type="string">
            <text:p>-1.148 to -1.07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.211">
            <text:p>-1.211</text:p>
          </table:table-cell>
          <table:table-cell office:value-type="float" office:value="123">
            <text:p>12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1.111">
            <text:p>-1.111</text:p>
          </table:table-cell>
          <table:table-cell office:value-type="float" office:value="112.9">
            <text:p>112.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4.2 vs eL=-60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4.2</text:p>
          </table:table-cell>
          <table:table-cell office:value-type="string">
            <text:p>eL=-60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567">
            <text:p>2.567</text:p>
          </table:table-cell>
          <table:table-cell office:value-type="float" office:value="0.5957">
            <text:p>0.5957</text:p>
          </table:table-cell>
          <table:table-cell office:value-type="float" office:value="-1.971">
            <text:p>-1.971</text:p>
          </table:table-cell>
          <table:table-cell office:value-type="string">
            <text:p>-2.003 to -1.94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888">
            <text:p>2.888</text:p>
          </table:table-cell>
          <table:table-cell office:value-type="float" office:value="2.089">
            <text:p>2.089</text:p>
          </table:table-cell>
          <table:table-cell office:value-type="float" office:value="-0.7988">
            <text:p>-0.7988</text:p>
          </table:table-cell>
          <table:table-cell office:value-type="string">
            <text:p>-0.8350 to -0.762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.971">
            <text:p>-1.971</text:p>
          </table:table-cell>
          <table:table-cell office:value-type="float" office:value="231.1">
            <text:p>231.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7988">
            <text:p>-0.7988</text:p>
          </table:table-cell>
          <table:table-cell office:value-type="float" office:value="81.18">
            <text:p>81.1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4.2 vs eL=-6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4.2</text:p>
          </table:table-cell>
          <table:table-cell office:value-type="string">
            <text:p>eL=-6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567">
            <text:p>2.567</text:p>
          </table:table-cell>
          <table:table-cell office:value-type="float" office:value="0.3226">
            <text:p>0.3226</text:p>
          </table:table-cell>
          <table:table-cell office:value-type="float" office:value="-2.244">
            <text:p>-2.244</text:p>
          </table:table-cell>
          <table:table-cell office:value-type="string">
            <text:p>-2.281 to -2.208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888">
            <text:p>2.888</text:p>
          </table:table-cell>
          <table:table-cell office:value-type="float" office:value="0.3442">
            <text:p>0.3442</text:p>
          </table:table-cell>
          <table:table-cell office:value-type="float" office:value="-2.543">
            <text:p>-2.543</text:p>
          </table:table-cell>
          <table:table-cell office:value-type="string">
            <text:p>-2.580 to -2.50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2.244">
            <text:p>-2.244</text:p>
          </table:table-cell>
          <table:table-cell office:value-type="float" office:value="228.1">
            <text:p>228.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2.543">
            <text:p>-2.543</text:p>
          </table:table-cell>
          <table:table-cell office:value-type="float" office:value="258.5">
            <text:p>258.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4.2 vs eL=-6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4.2</text:p>
          </table:table-cell>
          <table:table-cell office:value-type="string">
            <text:p>eL=-6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567">
            <text:p>2.567</text:p>
          </table:table-cell>
          <table:table-cell office:value-type="float" office:value="0.372">
            <text:p>0.372</text:p>
          </table:table-cell>
          <table:table-cell office:value-type="float" office:value="-2.195">
            <text:p>-2.195</text:p>
          </table:table-cell>
          <table:table-cell office:value-type="string">
            <text:p>-2.231 to -2.159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888">
            <text:p>2.888</text:p>
          </table:table-cell>
          <table:table-cell office:value-type="float" office:value="0.3965">
            <text:p>0.3965</text:p>
          </table:table-cell>
          <table:table-cell office:value-type="float" office:value="-2.491">
            <text:p>-2.491</text:p>
          </table:table-cell>
          <table:table-cell office:value-type="string">
            <text:p>-2.527 to -2.45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2.195">
            <text:p>-2.195</text:p>
          </table:table-cell>
          <table:table-cell office:value-type="float" office:value="223.1">
            <text:p>223.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2.491">
            <text:p>-2.491</text:p>
          </table:table-cell>
          <table:table-cell office:value-type="float" office:value="253.2">
            <text:p>253.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4.2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4.2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567">
            <text:p>2.567</text:p>
          </table:table-cell>
          <table:table-cell office:value-type="float" office:value="0.4263">
            <text:p>0.4263</text:p>
          </table:table-cell>
          <table:table-cell office:value-type="float" office:value="-2.141">
            <text:p>-2.141</text:p>
          </table:table-cell>
          <table:table-cell office:value-type="string">
            <text:p>-2.177 to -2.10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888">
            <text:p>2.888</text:p>
          </table:table-cell>
          <table:table-cell office:value-type="float" office:value="0.4546">
            <text:p>0.4546</text:p>
          </table:table-cell>
          <table:table-cell office:value-type="float" office:value="-2.433">
            <text:p>-2.433</text:p>
          </table:table-cell>
          <table:table-cell office:value-type="string">
            <text:p>-2.469 to -2.39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2.141">
            <text:p>-2.141</text:p>
          </table:table-cell>
          <table:table-cell office:value-type="float" office:value="217.6">
            <text:p>217.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2.433">
            <text:p>-2.433</text:p>
          </table:table-cell>
          <table:table-cell office:value-type="float" office:value="247.3">
            <text:p>247.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4.2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4.2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567">
            <text:p>2.567</text:p>
          </table:table-cell>
          <table:table-cell office:value-type="float" office:value="0.5028">
            <text:p>0.5028</text:p>
          </table:table-cell>
          <table:table-cell office:value-type="float" office:value="-2.064">
            <text:p>-2.064</text:p>
          </table:table-cell>
          <table:table-cell office:value-type="string">
            <text:p>-2.100 to -2.028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888">
            <text:p>2.888</text:p>
          </table:table-cell>
          <table:table-cell office:value-type="float" office:value="0.6621">
            <text:p>0.6621</text:p>
          </table:table-cell>
          <table:table-cell office:value-type="float" office:value="-2.226">
            <text:p>-2.226</text:p>
          </table:table-cell>
          <table:table-cell office:value-type="string">
            <text:p>-2.262 to -2.18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2.064">
            <text:p>-2.064</text:p>
          </table:table-cell>
          <table:table-cell office:value-type="float" office:value="209.8">
            <text:p>209.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2.226">
            <text:p>-2.226</text:p>
          </table:table-cell>
          <table:table-cell office:value-type="float" office:value="226.2">
            <text:p>226.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4.2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4.2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567">
            <text:p>2.567</text:p>
          </table:table-cell>
          <table:table-cell office:value-type="float" office:value="0.6209">
            <text:p>0.6209</text:p>
          </table:table-cell>
          <table:table-cell office:value-type="float" office:value="-1.946">
            <text:p>-1.946</text:p>
          </table:table-cell>
          <table:table-cell office:value-type="string">
            <text:p>-1.982 to -1.91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888">
            <text:p>2.888</text:p>
          </table:table-cell>
          <table:table-cell office:value-type="float" office:value="0.9662">
            <text:p>0.9662</text:p>
          </table:table-cell>
          <table:table-cell office:value-type="float" office:value="-1.921">
            <text:p>-1.921</text:p>
          </table:table-cell>
          <table:table-cell office:value-type="string">
            <text:p>-1.958 to -1.88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.946">
            <text:p>-1.946</text:p>
          </table:table-cell>
          <table:table-cell office:value-type="float" office:value="197.8">
            <text:p>197.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1.921">
            <text:p>-1.921</text:p>
          </table:table-cell>
          <table:table-cell office:value-type="float" office:value="195.3">
            <text:p>195.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1.8 vs eL=-60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1.8</text:p>
          </table:table-cell>
          <table:table-cell office:value-type="string">
            <text:p>eL=-60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3859">
            <text:p>0.3859</text:p>
          </table:table-cell>
          <table:table-cell office:value-type="float" office:value="0.472">
            <text:p>0.472</text:p>
          </table:table-cell>
          <table:table-cell office:value-type="float" office:value="0.08607">
            <text:p>0.08607</text:p>
          </table:table-cell>
          <table:table-cell office:value-type="string">
            <text:p>0.04986 to 0.122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3877">
            <text:p>0.3877</text:p>
          </table:table-cell>
          <table:table-cell office:value-type="float" office:value="0.6454">
            <text:p>0.6454</text:p>
          </table:table-cell>
          <table:table-cell office:value-type="float" office:value="0.2578">
            <text:p>0.2578</text:p>
          </table:table-cell>
          <table:table-cell office:value-type="string">
            <text:p>0.2215 to 0.294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08607">
            <text:p>0.08607</text:p>
          </table:table-cell>
          <table:table-cell office:value-type="float" office:value="8.747">
            <text:p>8.74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2578">
            <text:p>0.2578</text:p>
          </table:table-cell>
          <table:table-cell office:value-type="float" office:value="26.19">
            <text:p>26.1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1.8 vs eL=-60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1.8</text:p>
          </table:table-cell>
          <table:table-cell office:value-type="string">
            <text:p>eL=-60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3859">
            <text:p>0.3859</text:p>
          </table:table-cell>
          <table:table-cell office:value-type="float" office:value="0.8476">
            <text:p>0.8476</text:p>
          </table:table-cell>
          <table:table-cell office:value-type="float" office:value="0.4616">
            <text:p>0.4616</text:p>
          </table:table-cell>
          <table:table-cell office:value-type="string">
            <text:p>0.4254 to 0.4978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3877">
            <text:p>0.3877</text:p>
          </table:table-cell>
          <table:table-cell office:value-type="float" office:value="1.269">
            <text:p>1.269</text:p>
          </table:table-cell>
          <table:table-cell office:value-type="float" office:value="0.8811">
            <text:p>0.8811</text:p>
          </table:table-cell>
          <table:table-cell office:value-type="string">
            <text:p>0.8449 to 0.917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4616">
            <text:p>0.4616</text:p>
          </table:table-cell>
          <table:table-cell office:value-type="float" office:value="46.91">
            <text:p>46.9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8811">
            <text:p>0.8811</text:p>
          </table:table-cell>
          <table:table-cell office:value-type="float" office:value="89.54">
            <text:p>89.5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1.8 vs eL=-60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1.8</text:p>
          </table:table-cell>
          <table:table-cell office:value-type="string">
            <text:p>eL=-60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3859">
            <text:p>0.3859</text:p>
          </table:table-cell>
          <table:table-cell office:value-type="float" office:value="1.356">
            <text:p>1.356</text:p>
          </table:table-cell>
          <table:table-cell office:value-type="float" office:value="0.9705">
            <text:p>0.9705</text:p>
          </table:table-cell>
          <table:table-cell office:value-type="string">
            <text:p>0.9343 to 1.007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3877">
            <text:p>0.3877</text:p>
          </table:table-cell>
          <table:table-cell office:value-type="float" office:value="1.776">
            <text:p>1.776</text:p>
          </table:table-cell>
          <table:table-cell office:value-type="float" office:value="1.389">
            <text:p>1.389</text:p>
          </table:table-cell>
          <table:table-cell office:value-type="string">
            <text:p>1.352 to 1.42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9705">
            <text:p>0.9705</text:p>
          </table:table-cell>
          <table:table-cell office:value-type="float" office:value="98.63">
            <text:p>98.6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389">
            <text:p>1.389</text:p>
          </table:table-cell>
          <table:table-cell office:value-type="float" office:value="141.1">
            <text:p>141.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1.8 vs eL=-60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1.8</text:p>
          </table:table-cell>
          <table:table-cell office:value-type="string">
            <text:p>eL=-60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3859">
            <text:p>0.3859</text:p>
          </table:table-cell>
          <table:table-cell office:value-type="float" office:value="0.5957">
            <text:p>0.5957</text:p>
          </table:table-cell>
          <table:table-cell office:value-type="float" office:value="0.2098">
            <text:p>0.2098</text:p>
          </table:table-cell>
          <table:table-cell office:value-type="string">
            <text:p>0.1784 to 0.2412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3877">
            <text:p>0.3877</text:p>
          </table:table-cell>
          <table:table-cell office:value-type="float" office:value="2.089">
            <text:p>2.089</text:p>
          </table:table-cell>
          <table:table-cell office:value-type="float" office:value="1.701">
            <text:p>1.701</text:p>
          </table:table-cell>
          <table:table-cell office:value-type="string">
            <text:p>1.665 to 1.73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2098">
            <text:p>0.2098</text:p>
          </table:table-cell>
          <table:table-cell office:value-type="float" office:value="24.59">
            <text:p>24.5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701">
            <text:p>1.701</text:p>
          </table:table-cell>
          <table:table-cell office:value-type="float" office:value="172.9">
            <text:p>172.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1.8 vs eL=-6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1.8</text:p>
          </table:table-cell>
          <table:table-cell office:value-type="string">
            <text:p>eL=-6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3859">
            <text:p>0.3859</text:p>
          </table:table-cell>
          <table:table-cell office:value-type="float" office:value="0.3226">
            <text:p>0.3226</text:p>
          </table:table-cell>
          <table:table-cell office:value-type="float" office:value="-0.06335">
            <text:p>-0.06335</text:p>
          </table:table-cell>
          <table:table-cell office:value-type="string">
            <text:p>-0.09957 to -0.02714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3877">
            <text:p>0.3877</text:p>
          </table:table-cell>
          <table:table-cell office:value-type="float" office:value="0.3442">
            <text:p>0.3442</text:p>
          </table:table-cell>
          <table:table-cell office:value-type="float" office:value="-0.04344">
            <text:p>-0.04344</text:p>
          </table:table-cell>
          <table:table-cell office:value-type="string">
            <text:p>-0.07965 to -0.00722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6335">
            <text:p>-0.06335</text:p>
          </table:table-cell>
          <table:table-cell office:value-type="float" office:value="6.439">
            <text:p>6.43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04344">
            <text:p>-0.04344</text:p>
          </table:table-cell>
          <table:table-cell office:value-type="float" office:value="4.414">
            <text:p>4.41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1.8 vs eL=-6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1.8</text:p>
          </table:table-cell>
          <table:table-cell office:value-type="string">
            <text:p>eL=-6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3859">
            <text:p>0.3859</text:p>
          </table:table-cell>
          <table:table-cell office:value-type="float" office:value="0.372">
            <text:p>0.372</text:p>
          </table:table-cell>
          <table:table-cell office:value-type="float" office:value="-0.01393">
            <text:p>-0.01393</text:p>
          </table:table-cell>
          <table:table-cell office:value-type="string">
            <text:p>-0.05014 to 0.02228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3877">
            <text:p>0.3877</text:p>
          </table:table-cell>
          <table:table-cell office:value-type="float" office:value="0.3965">
            <text:p>0.3965</text:p>
          </table:table-cell>
          <table:table-cell office:value-type="float" office:value="0.008858">
            <text:p>0.008858</text:p>
          </table:table-cell>
          <table:table-cell office:value-type="string">
            <text:p>-0.02735 to 0.0450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1393">
            <text:p>-0.01393</text:p>
          </table:table-cell>
          <table:table-cell office:value-type="float" office:value="1.416">
            <text:p>1.416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08858">
            <text:p>0.008858</text:p>
          </table:table-cell>
          <table:table-cell office:value-type="float" office:value="0.9002">
            <text:p>0.9002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1.8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1.8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3859">
            <text:p>0.3859</text:p>
          </table:table-cell>
          <table:table-cell office:value-type="float" office:value="0.4263">
            <text:p>0.4263</text:p>
          </table:table-cell>
          <table:table-cell office:value-type="float" office:value="0.04034">
            <text:p>0.04034</text:p>
          </table:table-cell>
          <table:table-cell office:value-type="string">
            <text:p>0.004125 to 0.0765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3877">
            <text:p>0.3877</text:p>
          </table:table-cell>
          <table:table-cell office:value-type="float" office:value="0.4546">
            <text:p>0.4546</text:p>
          </table:table-cell>
          <table:table-cell office:value-type="float" office:value="0.06688">
            <text:p>0.06688</text:p>
          </table:table-cell>
          <table:table-cell office:value-type="string">
            <text:p>0.03066 to 0.103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04034">
            <text:p>0.04034</text:p>
          </table:table-cell>
          <table:table-cell office:value-type="float" office:value="4.099">
            <text:p>4.09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6688">
            <text:p>0.06688</text:p>
          </table:table-cell>
          <table:table-cell office:value-type="float" office:value="6.796">
            <text:p>6.79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1.8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1.8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3859">
            <text:p>0.3859</text:p>
          </table:table-cell>
          <table:table-cell office:value-type="float" office:value="0.5028">
            <text:p>0.5028</text:p>
          </table:table-cell>
          <table:table-cell office:value-type="float" office:value="0.1168">
            <text:p>0.1168</text:p>
          </table:table-cell>
          <table:table-cell office:value-type="string">
            <text:p>0.08063 to 0.153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3877">
            <text:p>0.3877</text:p>
          </table:table-cell>
          <table:table-cell office:value-type="float" office:value="0.6621">
            <text:p>0.6621</text:p>
          </table:table-cell>
          <table:table-cell office:value-type="float" office:value="0.2744">
            <text:p>0.2744</text:p>
          </table:table-cell>
          <table:table-cell office:value-type="string">
            <text:p>0.2382 to 0.310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1168">
            <text:p>0.1168</text:p>
          </table:table-cell>
          <table:table-cell office:value-type="float" office:value="11.87">
            <text:p>11.8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2744">
            <text:p>0.2744</text:p>
          </table:table-cell>
          <table:table-cell office:value-type="float" office:value="27.89">
            <text:p>27.8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1.8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1.8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3859">
            <text:p>0.3859</text:p>
          </table:table-cell>
          <table:table-cell office:value-type="float" office:value="0.6209">
            <text:p>0.6209</text:p>
          </table:table-cell>
          <table:table-cell office:value-type="float" office:value="0.2349">
            <text:p>0.2349</text:p>
          </table:table-cell>
          <table:table-cell office:value-type="string">
            <text:p>0.1987 to 0.271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3877">
            <text:p>0.3877</text:p>
          </table:table-cell>
          <table:table-cell office:value-type="float" office:value="0.9662">
            <text:p>0.9662</text:p>
          </table:table-cell>
          <table:table-cell office:value-type="float" office:value="0.5785">
            <text:p>0.5785</text:p>
          </table:table-cell>
          <table:table-cell office:value-type="string">
            <text:p>0.5423 to 0.614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2349">
            <text:p>0.2349</text:p>
          </table:table-cell>
          <table:table-cell office:value-type="float" office:value="23.87">
            <text:p>23.8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5785">
            <text:p>0.5785</text:p>
          </table:table-cell>
          <table:table-cell office:value-type="float" office:value="58.8">
            <text:p>58.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2.4 vs eL=-60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2.4</text:p>
          </table:table-cell>
          <table:table-cell office:value-type="string">
            <text:p>eL=-60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472">
            <text:p>0.472</text:p>
          </table:table-cell>
          <table:table-cell office:value-type="float" office:value="0.8476">
            <text:p>0.8476</text:p>
          </table:table-cell>
          <table:table-cell office:value-type="float" office:value="0.3756">
            <text:p>0.3756</text:p>
          </table:table-cell>
          <table:table-cell office:value-type="string">
            <text:p>0.3393 to 0.4118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6454">
            <text:p>0.6454</text:p>
          </table:table-cell>
          <table:table-cell office:value-type="float" office:value="1.269">
            <text:p>1.269</text:p>
          </table:table-cell>
          <table:table-cell office:value-type="float" office:value="0.6233">
            <text:p>0.6233</text:p>
          </table:table-cell>
          <table:table-cell office:value-type="string">
            <text:p>0.5871 to 0.659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3756">
            <text:p>0.3756</text:p>
          </table:table-cell>
          <table:table-cell office:value-type="float" office:value="38.17">
            <text:p>38.1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6233">
            <text:p>0.6233</text:p>
          </table:table-cell>
          <table:table-cell office:value-type="float" office:value="63.35">
            <text:p>63.3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2.4 vs eL=-60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2.4</text:p>
          </table:table-cell>
          <table:table-cell office:value-type="string">
            <text:p>eL=-60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472">
            <text:p>0.472</text:p>
          </table:table-cell>
          <table:table-cell office:value-type="float" office:value="1.356">
            <text:p>1.356</text:p>
          </table:table-cell>
          <table:table-cell office:value-type="float" office:value="0.8844">
            <text:p>0.8844</text:p>
          </table:table-cell>
          <table:table-cell office:value-type="string">
            <text:p>0.8482 to 0.920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6454">
            <text:p>0.6454</text:p>
          </table:table-cell>
          <table:table-cell office:value-type="float" office:value="1.776">
            <text:p>1.776</text:p>
          </table:table-cell>
          <table:table-cell office:value-type="float" office:value="1.131">
            <text:p>1.131</text:p>
          </table:table-cell>
          <table:table-cell office:value-type="string">
            <text:p>1.095 to 1.16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8844">
            <text:p>0.8844</text:p>
          </table:table-cell>
          <table:table-cell office:value-type="float" office:value="89.88">
            <text:p>89.8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131">
            <text:p>1.131</text:p>
          </table:table-cell>
          <table:table-cell office:value-type="float" office:value="114.9">
            <text:p>114.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2.4 vs eL=-60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2.4</text:p>
          </table:table-cell>
          <table:table-cell office:value-type="string">
            <text:p>eL=-60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472">
            <text:p>0.472</text:p>
          </table:table-cell>
          <table:table-cell office:value-type="float" office:value="0.5957">
            <text:p>0.5957</text:p>
          </table:table-cell>
          <table:table-cell office:value-type="float" office:value="0.1237">
            <text:p>0.1237</text:p>
          </table:table-cell>
          <table:table-cell office:value-type="string">
            <text:p>0.09232 to 0.155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6454">
            <text:p>0.6454</text:p>
          </table:table-cell>
          <table:table-cell office:value-type="float" office:value="2.089">
            <text:p>2.089</text:p>
          </table:table-cell>
          <table:table-cell office:value-type="float" office:value="1.443">
            <text:p>1.443</text:p>
          </table:table-cell>
          <table:table-cell office:value-type="string">
            <text:p>1.407 to 1.48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1237">
            <text:p>0.1237</text:p>
          </table:table-cell>
          <table:table-cell office:value-type="float" office:value="14.5">
            <text:p>14.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443">
            <text:p>1.443</text:p>
          </table:table-cell>
          <table:table-cell office:value-type="float" office:value="146.7">
            <text:p>146.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2.4 vs eL=-6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2.4</text:p>
          </table:table-cell>
          <table:table-cell office:value-type="string">
            <text:p>eL=-6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472">
            <text:p>0.472</text:p>
          </table:table-cell>
          <table:table-cell office:value-type="float" office:value="0.3226">
            <text:p>0.3226</text:p>
          </table:table-cell>
          <table:table-cell office:value-type="float" office:value="-0.1494">
            <text:p>-0.1494</text:p>
          </table:table-cell>
          <table:table-cell office:value-type="string">
            <text:p>-0.1856 to -0.1132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6454">
            <text:p>0.6454</text:p>
          </table:table-cell>
          <table:table-cell office:value-type="float" office:value="0.3442">
            <text:p>0.3442</text:p>
          </table:table-cell>
          <table:table-cell office:value-type="float" office:value="-0.3012">
            <text:p>-0.3012</text:p>
          </table:table-cell>
          <table:table-cell office:value-type="string">
            <text:p>-0.3374 to -0.265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1494">
            <text:p>-0.1494</text:p>
          </table:table-cell>
          <table:table-cell office:value-type="float" office:value="15.19">
            <text:p>15.1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3012">
            <text:p>-0.3012</text:p>
          </table:table-cell>
          <table:table-cell office:value-type="float" office:value="30.61">
            <text:p>30.6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2.4 vs eL=-6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2.4</text:p>
          </table:table-cell>
          <table:table-cell office:value-type="string">
            <text:p>eL=-6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472">
            <text:p>0.472</text:p>
          </table:table-cell>
          <table:table-cell office:value-type="float" office:value="0.372">
            <text:p>0.372</text:p>
          </table:table-cell>
          <table:table-cell office:value-type="float" office:value="-0.1">
            <text:p>-0.1</text:p>
          </table:table-cell>
          <table:table-cell office:value-type="string">
            <text:p>-0.1362 to -0.06379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6454">
            <text:p>0.6454</text:p>
          </table:table-cell>
          <table:table-cell office:value-type="float" office:value="0.3965">
            <text:p>0.3965</text:p>
          </table:table-cell>
          <table:table-cell office:value-type="float" office:value="-0.2489">
            <text:p>-0.2489</text:p>
          </table:table-cell>
          <table:table-cell office:value-type="string">
            <text:p>-0.2851 to -0.212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1">
            <text:p>-0.1</text:p>
          </table:table-cell>
          <table:table-cell office:value-type="float" office:value="10.16">
            <text:p>10.1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2489">
            <text:p>-0.2489</text:p>
          </table:table-cell>
          <table:table-cell office:value-type="float" office:value="25.29">
            <text:p>25.2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2.4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2.4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472">
            <text:p>0.472</text:p>
          </table:table-cell>
          <table:table-cell office:value-type="float" office:value="0.4263">
            <text:p>0.4263</text:p>
          </table:table-cell>
          <table:table-cell office:value-type="float" office:value="-0.04573">
            <text:p>-0.04573</text:p>
          </table:table-cell>
          <table:table-cell office:value-type="string">
            <text:p>-0.08195 to -0.00952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6454">
            <text:p>0.6454</text:p>
          </table:table-cell>
          <table:table-cell office:value-type="float" office:value="0.4546">
            <text:p>0.4546</text:p>
          </table:table-cell>
          <table:table-cell office:value-type="float" office:value="-0.1909">
            <text:p>-0.1909</text:p>
          </table:table-cell>
          <table:table-cell office:value-type="string">
            <text:p>-0.2271 to -0.154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4573">
            <text:p>-0.04573</text:p>
          </table:table-cell>
          <table:table-cell office:value-type="float" office:value="4.648">
            <text:p>4.64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1909">
            <text:p>-0.1909</text:p>
          </table:table-cell>
          <table:table-cell office:value-type="float" office:value="19.4">
            <text:p>19.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2.4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2.4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472">
            <text:p>0.472</text:p>
          </table:table-cell>
          <table:table-cell office:value-type="float" office:value="0.5028">
            <text:p>0.5028</text:p>
          </table:table-cell>
          <table:table-cell office:value-type="float" office:value="0.03077">
            <text:p>0.03077</text:p>
          </table:table-cell>
          <table:table-cell office:value-type="string">
            <text:p>-0.005442 to 0.06698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6454">
            <text:p>0.6454</text:p>
          </table:table-cell>
          <table:table-cell office:value-type="float" office:value="0.6621">
            <text:p>0.6621</text:p>
          </table:table-cell>
          <table:table-cell office:value-type="float" office:value="0.01663">
            <text:p>0.01663</text:p>
          </table:table-cell>
          <table:table-cell office:value-type="string">
            <text:p>-0.01958 to 0.0528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03077">
            <text:p>0.03077</text:p>
          </table:table-cell>
          <table:table-cell office:value-type="float" office:value="3.127">
            <text:p>3.127</text:p>
          </table:table-cell>
          <table:table-cell office:value-type="string">
            <text:p>P&lt;0.01</text:p>
          </table:table-cell>
          <table:table-cell office:value-type="string">
            <text:p>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1663">
            <text:p>0.01663</text:p>
          </table:table-cell>
          <table:table-cell office:value-type="float" office:value="1.69">
            <text:p>1.69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2.4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2.4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472">
            <text:p>0.472</text:p>
          </table:table-cell>
          <table:table-cell office:value-type="float" office:value="0.6209">
            <text:p>0.6209</text:p>
          </table:table-cell>
          <table:table-cell office:value-type="float" office:value="0.1488">
            <text:p>0.1488</text:p>
          </table:table-cell>
          <table:table-cell office:value-type="string">
            <text:p>0.1126 to 0.185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6454">
            <text:p>0.6454</text:p>
          </table:table-cell>
          <table:table-cell office:value-type="float" office:value="0.9662">
            <text:p>0.9662</text:p>
          </table:table-cell>
          <table:table-cell office:value-type="float" office:value="0.3208">
            <text:p>0.3208</text:p>
          </table:table-cell>
          <table:table-cell office:value-type="string">
            <text:p>0.2846 to 0.357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1488">
            <text:p>0.1488</text:p>
          </table:table-cell>
          <table:table-cell office:value-type="float" office:value="15.13">
            <text:p>15.1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3208">
            <text:p>0.3208</text:p>
          </table:table-cell>
          <table:table-cell office:value-type="float" office:value="32.6">
            <text:p>32.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3.0 vs eL=-60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3.0</text:p>
          </table:table-cell>
          <table:table-cell office:value-type="string">
            <text:p>eL=-60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8476">
            <text:p>0.8476</text:p>
          </table:table-cell>
          <table:table-cell office:value-type="float" office:value="1.356">
            <text:p>1.356</text:p>
          </table:table-cell>
          <table:table-cell office:value-type="float" office:value="0.5088">
            <text:p>0.5088</text:p>
          </table:table-cell>
          <table:table-cell office:value-type="string">
            <text:p>0.4726 to 0.545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269">
            <text:p>1.269</text:p>
          </table:table-cell>
          <table:table-cell office:value-type="float" office:value="1.776">
            <text:p>1.776</text:p>
          </table:table-cell>
          <table:table-cell office:value-type="float" office:value="0.5075">
            <text:p>0.5075</text:p>
          </table:table-cell>
          <table:table-cell office:value-type="string">
            <text:p>0.4713 to 0.543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5088">
            <text:p>0.5088</text:p>
          </table:table-cell>
          <table:table-cell office:value-type="float" office:value="51.71">
            <text:p>51.7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5075">
            <text:p>0.5075</text:p>
          </table:table-cell>
          <table:table-cell office:value-type="float" office:value="51.58">
            <text:p>51.5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3.0 vs eL=-60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3.0</text:p>
          </table:table-cell>
          <table:table-cell office:value-type="string">
            <text:p>eL=-60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8476">
            <text:p>0.8476</text:p>
          </table:table-cell>
          <table:table-cell office:value-type="float" office:value="0.5957">
            <text:p>0.5957</text:p>
          </table:table-cell>
          <table:table-cell office:value-type="float" office:value="-0.2518">
            <text:p>-0.2518</text:p>
          </table:table-cell>
          <table:table-cell office:value-type="string">
            <text:p>-0.2832 to -0.220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269">
            <text:p>1.269</text:p>
          </table:table-cell>
          <table:table-cell office:value-type="float" office:value="2.089">
            <text:p>2.089</text:p>
          </table:table-cell>
          <table:table-cell office:value-type="float" office:value="0.82">
            <text:p>0.82</text:p>
          </table:table-cell>
          <table:table-cell office:value-type="string">
            <text:p>0.7838 to 0.856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2518">
            <text:p>-0.2518</text:p>
          </table:table-cell>
          <table:table-cell office:value-type="float" office:value="29.52">
            <text:p>29.5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82">
            <text:p>0.82</text:p>
          </table:table-cell>
          <table:table-cell office:value-type="float" office:value="83.34">
            <text:p>83.3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3.0 vs eL=-6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3.0</text:p>
          </table:table-cell>
          <table:table-cell office:value-type="string">
            <text:p>eL=-6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8476">
            <text:p>0.8476</text:p>
          </table:table-cell>
          <table:table-cell office:value-type="float" office:value="0.3226">
            <text:p>0.3226</text:p>
          </table:table-cell>
          <table:table-cell office:value-type="float" office:value="-0.525">
            <text:p>-0.525</text:p>
          </table:table-cell>
          <table:table-cell office:value-type="string">
            <text:p>-0.5612 to -0.4888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269">
            <text:p>1.269</text:p>
          </table:table-cell>
          <table:table-cell office:value-type="float" office:value="0.3442">
            <text:p>0.3442</text:p>
          </table:table-cell>
          <table:table-cell office:value-type="float" office:value="-0.9245">
            <text:p>-0.9245</text:p>
          </table:table-cell>
          <table:table-cell office:value-type="string">
            <text:p>-0.9607 to -0.888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525">
            <text:p>-0.525</text:p>
          </table:table-cell>
          <table:table-cell office:value-type="float" office:value="53.35">
            <text:p>53.3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9245">
            <text:p>-0.9245</text:p>
          </table:table-cell>
          <table:table-cell office:value-type="float" office:value="93.96">
            <text:p>93.9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3.0 vs eL=-6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3.0</text:p>
          </table:table-cell>
          <table:table-cell office:value-type="string">
            <text:p>eL=-6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8476">
            <text:p>0.8476</text:p>
          </table:table-cell>
          <table:table-cell office:value-type="float" office:value="0.372">
            <text:p>0.372</text:p>
          </table:table-cell>
          <table:table-cell office:value-type="float" office:value="-0.4756">
            <text:p>-0.4756</text:p>
          </table:table-cell>
          <table:table-cell office:value-type="string">
            <text:p>-0.5118 to -0.439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269">
            <text:p>1.269</text:p>
          </table:table-cell>
          <table:table-cell office:value-type="float" office:value="0.3965">
            <text:p>0.3965</text:p>
          </table:table-cell>
          <table:table-cell office:value-type="float" office:value="-0.8722">
            <text:p>-0.8722</text:p>
          </table:table-cell>
          <table:table-cell office:value-type="string">
            <text:p>-0.9084 to -0.836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4756">
            <text:p>-0.4756</text:p>
          </table:table-cell>
          <table:table-cell office:value-type="float" office:value="48.33">
            <text:p>48.3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8722">
            <text:p>-0.8722</text:p>
          </table:table-cell>
          <table:table-cell office:value-type="float" office:value="88.64">
            <text:p>88.6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3.0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3.0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8476">
            <text:p>0.8476</text:p>
          </table:table-cell>
          <table:table-cell office:value-type="float" office:value="0.4263">
            <text:p>0.4263</text:p>
          </table:table-cell>
          <table:table-cell office:value-type="float" office:value="-0.4213">
            <text:p>-0.4213</text:p>
          </table:table-cell>
          <table:table-cell office:value-type="string">
            <text:p>-0.4575 to -0.385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269">
            <text:p>1.269</text:p>
          </table:table-cell>
          <table:table-cell office:value-type="float" office:value="0.4546">
            <text:p>0.4546</text:p>
          </table:table-cell>
          <table:table-cell office:value-type="float" office:value="-0.8142">
            <text:p>-0.8142</text:p>
          </table:table-cell>
          <table:table-cell office:value-type="string">
            <text:p>-0.8504 to -0.778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4213">
            <text:p>-0.4213</text:p>
          </table:table-cell>
          <table:table-cell office:value-type="float" office:value="42.81">
            <text:p>42.8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8142">
            <text:p>-0.8142</text:p>
          </table:table-cell>
          <table:table-cell office:value-type="float" office:value="82.75">
            <text:p>82.7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3.0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3.0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8476">
            <text:p>0.8476</text:p>
          </table:table-cell>
          <table:table-cell office:value-type="float" office:value="0.5028">
            <text:p>0.5028</text:p>
          </table:table-cell>
          <table:table-cell office:value-type="float" office:value="-0.3448">
            <text:p>-0.3448</text:p>
          </table:table-cell>
          <table:table-cell office:value-type="string">
            <text:p>-0.3810 to -0.308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269">
            <text:p>1.269</text:p>
          </table:table-cell>
          <table:table-cell office:value-type="float" office:value="0.6621">
            <text:p>0.6621</text:p>
          </table:table-cell>
          <table:table-cell office:value-type="float" office:value="-0.6067">
            <text:p>-0.6067</text:p>
          </table:table-cell>
          <table:table-cell office:value-type="string">
            <text:p>-0.6429 to -0.570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3448">
            <text:p>-0.3448</text:p>
          </table:table-cell>
          <table:table-cell office:value-type="float" office:value="35.04">
            <text:p>35.0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6067">
            <text:p>-0.6067</text:p>
          </table:table-cell>
          <table:table-cell office:value-type="float" office:value="61.66">
            <text:p>61.6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3.0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3.0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8476">
            <text:p>0.8476</text:p>
          </table:table-cell>
          <table:table-cell office:value-type="float" office:value="0.6209">
            <text:p>0.6209</text:p>
          </table:table-cell>
          <table:table-cell office:value-type="float" office:value="-0.2267">
            <text:p>-0.2267</text:p>
          </table:table-cell>
          <table:table-cell office:value-type="string">
            <text:p>-0.2629 to -0.190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269">
            <text:p>1.269</text:p>
          </table:table-cell>
          <table:table-cell office:value-type="float" office:value="0.9662">
            <text:p>0.9662</text:p>
          </table:table-cell>
          <table:table-cell office:value-type="float" office:value="-0.3025">
            <text:p>-0.3025</text:p>
          </table:table-cell>
          <table:table-cell office:value-type="string">
            <text:p>-0.3388 to -0.266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2267">
            <text:p>-0.2267</text:p>
          </table:table-cell>
          <table:table-cell office:value-type="float" office:value="23.04">
            <text:p>23.0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3025">
            <text:p>-0.3025</text:p>
          </table:table-cell>
          <table:table-cell office:value-type="float" office:value="30.75">
            <text:p>30.7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3.6 vs eL=-60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3.6</text:p>
          </table:table-cell>
          <table:table-cell office:value-type="string">
            <text:p>eL=-60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356">
            <text:p>1.356</text:p>
          </table:table-cell>
          <table:table-cell office:value-type="float" office:value="0.5957">
            <text:p>0.5957</text:p>
          </table:table-cell>
          <table:table-cell office:value-type="float" office:value="-0.7607">
            <text:p>-0.7607</text:p>
          </table:table-cell>
          <table:table-cell office:value-type="string">
            <text:p>-0.7921 to -0.729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776">
            <text:p>1.776</text:p>
          </table:table-cell>
          <table:table-cell office:value-type="float" office:value="2.089">
            <text:p>2.089</text:p>
          </table:table-cell>
          <table:table-cell office:value-type="float" office:value="0.3125">
            <text:p>0.3125</text:p>
          </table:table-cell>
          <table:table-cell office:value-type="string">
            <text:p>0.2763 to 0.348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7607">
            <text:p>-0.7607</text:p>
          </table:table-cell>
          <table:table-cell office:value-type="float" office:value="89.17">
            <text:p>89.1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3125">
            <text:p>0.3125</text:p>
          </table:table-cell>
          <table:table-cell office:value-type="float" office:value="31.76">
            <text:p>31.7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3.6 vs eL=-6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3.6</text:p>
          </table:table-cell>
          <table:table-cell office:value-type="string">
            <text:p>eL=-6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356">
            <text:p>1.356</text:p>
          </table:table-cell>
          <table:table-cell office:value-type="float" office:value="0.3226">
            <text:p>0.3226</text:p>
          </table:table-cell>
          <table:table-cell office:value-type="float" office:value="-1.034">
            <text:p>-1.034</text:p>
          </table:table-cell>
          <table:table-cell office:value-type="string">
            <text:p>-1.070 to -0.997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776">
            <text:p>1.776</text:p>
          </table:table-cell>
          <table:table-cell office:value-type="float" office:value="0.3442">
            <text:p>0.3442</text:p>
          </table:table-cell>
          <table:table-cell office:value-type="float" office:value="-1.432">
            <text:p>-1.432</text:p>
          </table:table-cell>
          <table:table-cell office:value-type="string">
            <text:p>-1.468 to -1.39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.034">
            <text:p>-1.034</text:p>
          </table:table-cell>
          <table:table-cell office:value-type="float" office:value="105.1">
            <text:p>105.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1.432">
            <text:p>-1.432</text:p>
          </table:table-cell>
          <table:table-cell office:value-type="float" office:value="145.5">
            <text:p>145.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3.6 vs eL=-6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3.6</text:p>
          </table:table-cell>
          <table:table-cell office:value-type="string">
            <text:p>eL=-6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356">
            <text:p>1.356</text:p>
          </table:table-cell>
          <table:table-cell office:value-type="float" office:value="0.372">
            <text:p>0.372</text:p>
          </table:table-cell>
          <table:table-cell office:value-type="float" office:value="-0.9844">
            <text:p>-0.9844</text:p>
          </table:table-cell>
          <table:table-cell office:value-type="string">
            <text:p>-1.021 to -0.9482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776">
            <text:p>1.776</text:p>
          </table:table-cell>
          <table:table-cell office:value-type="float" office:value="0.3965">
            <text:p>0.3965</text:p>
          </table:table-cell>
          <table:table-cell office:value-type="float" office:value="-1.38">
            <text:p>-1.38</text:p>
          </table:table-cell>
          <table:table-cell office:value-type="string">
            <text:p>-1.416 to -1.34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9844">
            <text:p>-0.9844</text:p>
          </table:table-cell>
          <table:table-cell office:value-type="float" office:value="100">
            <text:p>100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1.38">
            <text:p>-1.38</text:p>
          </table:table-cell>
          <table:table-cell office:value-type="float" office:value="140.2">
            <text:p>140.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3.6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3.6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356">
            <text:p>1.356</text:p>
          </table:table-cell>
          <table:table-cell office:value-type="float" office:value="0.4263">
            <text:p>0.4263</text:p>
          </table:table-cell>
          <table:table-cell office:value-type="float" office:value="-0.9301">
            <text:p>-0.9301</text:p>
          </table:table-cell>
          <table:table-cell office:value-type="string">
            <text:p>-0.9663 to -0.8939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776">
            <text:p>1.776</text:p>
          </table:table-cell>
          <table:table-cell office:value-type="float" office:value="0.4546">
            <text:p>0.4546</text:p>
          </table:table-cell>
          <table:table-cell office:value-type="float" office:value="-1.322">
            <text:p>-1.322</text:p>
          </table:table-cell>
          <table:table-cell office:value-type="string">
            <text:p>-1.358 to -1.28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9301">
            <text:p>-0.9301</text:p>
          </table:table-cell>
          <table:table-cell office:value-type="float" office:value="94.53">
            <text:p>94.5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1.322">
            <text:p>-1.322</text:p>
          </table:table-cell>
          <table:table-cell office:value-type="float" office:value="134.3">
            <text:p>134.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3.6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3.6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356">
            <text:p>1.356</text:p>
          </table:table-cell>
          <table:table-cell office:value-type="float" office:value="0.5028">
            <text:p>0.5028</text:p>
          </table:table-cell>
          <table:table-cell office:value-type="float" office:value="-0.8536">
            <text:p>-0.8536</text:p>
          </table:table-cell>
          <table:table-cell office:value-type="string">
            <text:p>-0.8898 to -0.8174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776">
            <text:p>1.776</text:p>
          </table:table-cell>
          <table:table-cell office:value-type="float" office:value="0.6621">
            <text:p>0.6621</text:p>
          </table:table-cell>
          <table:table-cell office:value-type="float" office:value="-1.114">
            <text:p>-1.114</text:p>
          </table:table-cell>
          <table:table-cell office:value-type="string">
            <text:p>-1.150 to -1.07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8536">
            <text:p>-0.8536</text:p>
          </table:table-cell>
          <table:table-cell office:value-type="float" office:value="86.75">
            <text:p>86.7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1.114">
            <text:p>-1.114</text:p>
          </table:table-cell>
          <table:table-cell office:value-type="float" office:value="113.2">
            <text:p>113.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3.6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3.6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356">
            <text:p>1.356</text:p>
          </table:table-cell>
          <table:table-cell office:value-type="float" office:value="0.6209">
            <text:p>0.6209</text:p>
          </table:table-cell>
          <table:table-cell office:value-type="float" office:value="-0.7356">
            <text:p>-0.7356</text:p>
          </table:table-cell>
          <table:table-cell office:value-type="string">
            <text:p>-0.7718 to -0.699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776">
            <text:p>1.776</text:p>
          </table:table-cell>
          <table:table-cell office:value-type="float" office:value="0.9662">
            <text:p>0.9662</text:p>
          </table:table-cell>
          <table:table-cell office:value-type="float" office:value="-0.8101">
            <text:p>-0.8101</text:p>
          </table:table-cell>
          <table:table-cell office:value-type="string">
            <text:p>-0.8463 to -0.773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7356">
            <text:p>-0.7356</text:p>
          </table:table-cell>
          <table:table-cell office:value-type="float" office:value="74.75">
            <text:p>74.7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8101">
            <text:p>-0.8101</text:p>
          </table:table-cell>
          <table:table-cell office:value-type="float" office:value="82.33">
            <text:p>82.3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4.2 vs eL=-6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4.2</text:p>
          </table:table-cell>
          <table:table-cell office:value-type="string">
            <text:p>eL=-6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5957">
            <text:p>0.5957</text:p>
          </table:table-cell>
          <table:table-cell office:value-type="float" office:value="0.3226">
            <text:p>0.3226</text:p>
          </table:table-cell>
          <table:table-cell office:value-type="float" office:value="-0.2731">
            <text:p>-0.2731</text:p>
          </table:table-cell>
          <table:table-cell office:value-type="string">
            <text:p>-0.3045 to -0.2417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089">
            <text:p>2.089</text:p>
          </table:table-cell>
          <table:table-cell office:value-type="float" office:value="0.3442">
            <text:p>0.3442</text:p>
          </table:table-cell>
          <table:table-cell office:value-type="float" office:value="-1.745">
            <text:p>-1.745</text:p>
          </table:table-cell>
          <table:table-cell office:value-type="string">
            <text:p>-1.781 to -1.70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2731">
            <text:p>-0.2731</text:p>
          </table:table-cell>
          <table:table-cell office:value-type="float" office:value="32.02">
            <text:p>32.0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1.745">
            <text:p>-1.745</text:p>
          </table:table-cell>
          <table:table-cell office:value-type="float" office:value="177.3">
            <text:p>177.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4.2 vs eL=-6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4.2</text:p>
          </table:table-cell>
          <table:table-cell office:value-type="string">
            <text:p>eL=-6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5957">
            <text:p>0.5957</text:p>
          </table:table-cell>
          <table:table-cell office:value-type="float" office:value="0.372">
            <text:p>0.372</text:p>
          </table:table-cell>
          <table:table-cell office:value-type="float" office:value="-0.2237">
            <text:p>-0.2237</text:p>
          </table:table-cell>
          <table:table-cell office:value-type="string">
            <text:p>-0.2551 to -0.192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089">
            <text:p>2.089</text:p>
          </table:table-cell>
          <table:table-cell office:value-type="float" office:value="0.3965">
            <text:p>0.3965</text:p>
          </table:table-cell>
          <table:table-cell office:value-type="float" office:value="-1.692">
            <text:p>-1.692</text:p>
          </table:table-cell>
          <table:table-cell office:value-type="string">
            <text:p>-1.728 to -1.65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2237">
            <text:p>-0.2237</text:p>
          </table:table-cell>
          <table:table-cell office:value-type="float" office:value="26.23">
            <text:p>26.2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1.692">
            <text:p>-1.692</text:p>
          </table:table-cell>
          <table:table-cell office:value-type="float" office:value="172">
            <text:p>17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4.2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4.2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5957">
            <text:p>0.5957</text:p>
          </table:table-cell>
          <table:table-cell office:value-type="float" office:value="0.4263">
            <text:p>0.4263</text:p>
          </table:table-cell>
          <table:table-cell office:value-type="float" office:value="-0.1694">
            <text:p>-0.1694</text:p>
          </table:table-cell>
          <table:table-cell office:value-type="string">
            <text:p>-0.2008 to -0.138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089">
            <text:p>2.089</text:p>
          </table:table-cell>
          <table:table-cell office:value-type="float" office:value="0.4546">
            <text:p>0.4546</text:p>
          </table:table-cell>
          <table:table-cell office:value-type="float" office:value="-1.634">
            <text:p>-1.634</text:p>
          </table:table-cell>
          <table:table-cell office:value-type="string">
            <text:p>-1.670 to -1.59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1694">
            <text:p>-0.1694</text:p>
          </table:table-cell>
          <table:table-cell office:value-type="float" office:value="19.86">
            <text:p>19.8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1.634">
            <text:p>-1.634</text:p>
          </table:table-cell>
          <table:table-cell office:value-type="float" office:value="166.1">
            <text:p>166.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4.2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4.2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5957">
            <text:p>0.5957</text:p>
          </table:table-cell>
          <table:table-cell office:value-type="float" office:value="0.5028">
            <text:p>0.5028</text:p>
          </table:table-cell>
          <table:table-cell office:value-type="float" office:value="-0.09294">
            <text:p>-0.09294</text:p>
          </table:table-cell>
          <table:table-cell office:value-type="string">
            <text:p>-0.1243 to -0.0615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089">
            <text:p>2.089</text:p>
          </table:table-cell>
          <table:table-cell office:value-type="float" office:value="0.6621">
            <text:p>0.6621</text:p>
          </table:table-cell>
          <table:table-cell office:value-type="float" office:value="-1.427">
            <text:p>-1.427</text:p>
          </table:table-cell>
          <table:table-cell office:value-type="string">
            <text:p>-1.463 to -1.39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9294">
            <text:p>-0.09294</text:p>
          </table:table-cell>
          <table:table-cell office:value-type="float" office:value="10.9">
            <text:p>10.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1.427">
            <text:p>-1.427</text:p>
          </table:table-cell>
          <table:table-cell office:value-type="float" office:value="145">
            <text:p>14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4.2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4.2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5957">
            <text:p>0.5957</text:p>
          </table:table-cell>
          <table:table-cell office:value-type="float" office:value="0.6209">
            <text:p>0.6209</text:p>
          </table:table-cell>
          <table:table-cell office:value-type="float" office:value="0.02513">
            <text:p>0.02513</text:p>
          </table:table-cell>
          <table:table-cell office:value-type="string">
            <text:p>-0.006259 to 0.0565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089">
            <text:p>2.089</text:p>
          </table:table-cell>
          <table:table-cell office:value-type="float" office:value="0.9662">
            <text:p>0.9662</text:p>
          </table:table-cell>
          <table:table-cell office:value-type="float" office:value="-1.123">
            <text:p>-1.123</text:p>
          </table:table-cell>
          <table:table-cell office:value-type="string">
            <text:p>-1.159 to -1.08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02513">
            <text:p>0.02513</text:p>
          </table:table-cell>
          <table:table-cell office:value-type="float" office:value="2.946">
            <text:p>2.946</text:p>
          </table:table-cell>
          <table:table-cell office:value-type="string">
            <text:p>P&lt;0.01</text:p>
          </table:table-cell>
          <table:table-cell office:value-type="string">
            <text:p>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1.123">
            <text:p>-1.123</text:p>
          </table:table-cell>
          <table:table-cell office:value-type="float" office:value="114.1">
            <text:p>114.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5.0 gnaps=1.8 vs eL=-6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5.0 gnaps=1.8</text:p>
          </table:table-cell>
          <table:table-cell office:value-type="string">
            <text:p>eL=-6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3226">
            <text:p>0.3226</text:p>
          </table:table-cell>
          <table:table-cell office:value-type="float" office:value="0.372">
            <text:p>0.372</text:p>
          </table:table-cell>
          <table:table-cell office:value-type="float" office:value="0.04942">
            <text:p>0.04942</text:p>
          </table:table-cell>
          <table:table-cell office:value-type="string">
            <text:p>0.01321 to 0.0856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3442">
            <text:p>0.3442</text:p>
          </table:table-cell>
          <table:table-cell office:value-type="float" office:value="0.3965">
            <text:p>0.3965</text:p>
          </table:table-cell>
          <table:table-cell office:value-type="float" office:value="0.0523">
            <text:p>0.0523</text:p>
          </table:table-cell>
          <table:table-cell office:value-type="string">
            <text:p>0.01608 to 0.0885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04942">
            <text:p>0.04942</text:p>
          </table:table-cell>
          <table:table-cell office:value-type="float" office:value="5.023">
            <text:p>5.02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523">
            <text:p>0.0523</text:p>
          </table:table-cell>
          <table:table-cell office:value-type="float" office:value="5.315">
            <text:p>5.31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5.0 gnaps=1.8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5.0 gnaps=1.8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3226">
            <text:p>0.3226</text:p>
          </table:table-cell>
          <table:table-cell office:value-type="float" office:value="0.4263">
            <text:p>0.4263</text:p>
          </table:table-cell>
          <table:table-cell office:value-type="float" office:value="0.1037">
            <text:p>0.1037</text:p>
          </table:table-cell>
          <table:table-cell office:value-type="string">
            <text:p>0.06748 to 0.1399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3442">
            <text:p>0.3442</text:p>
          </table:table-cell>
          <table:table-cell office:value-type="float" office:value="0.4546">
            <text:p>0.4546</text:p>
          </table:table-cell>
          <table:table-cell office:value-type="float" office:value="0.1103">
            <text:p>0.1103</text:p>
          </table:table-cell>
          <table:table-cell office:value-type="string">
            <text:p>0.07410 to 0.146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1037">
            <text:p>0.1037</text:p>
          </table:table-cell>
          <table:table-cell office:value-type="float" office:value="10.54">
            <text:p>10.5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1103">
            <text:p>0.1103</text:p>
          </table:table-cell>
          <table:table-cell office:value-type="float" office:value="11.21">
            <text:p>11.2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5.0 gnaps=1.8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5.0 gnaps=1.8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3226">
            <text:p>0.3226</text:p>
          </table:table-cell>
          <table:table-cell office:value-type="float" office:value="0.5028">
            <text:p>0.5028</text:p>
          </table:table-cell>
          <table:table-cell office:value-type="float" office:value="0.1802">
            <text:p>0.1802</text:p>
          </table:table-cell>
          <table:table-cell office:value-type="string">
            <text:p>0.1440 to 0.2164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3442">
            <text:p>0.3442</text:p>
          </table:table-cell>
          <table:table-cell office:value-type="float" office:value="0.6621">
            <text:p>0.6621</text:p>
          </table:table-cell>
          <table:table-cell office:value-type="float" office:value="0.3178">
            <text:p>0.3178</text:p>
          </table:table-cell>
          <table:table-cell office:value-type="string">
            <text:p>0.2816 to 0.354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1802">
            <text:p>0.1802</text:p>
          </table:table-cell>
          <table:table-cell office:value-type="float" office:value="18.31">
            <text:p>18.3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3178">
            <text:p>0.3178</text:p>
          </table:table-cell>
          <table:table-cell office:value-type="float" office:value="32.3">
            <text:p>32.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5.0 gnaps=1.8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5.0 gnaps=1.8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3226">
            <text:p>0.3226</text:p>
          </table:table-cell>
          <table:table-cell office:value-type="float" office:value="0.6209">
            <text:p>0.6209</text:p>
          </table:table-cell>
          <table:table-cell office:value-type="float" office:value="0.2983">
            <text:p>0.2983</text:p>
          </table:table-cell>
          <table:table-cell office:value-type="string">
            <text:p>0.2621 to 0.334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3442">
            <text:p>0.3442</text:p>
          </table:table-cell>
          <table:table-cell office:value-type="float" office:value="0.9662">
            <text:p>0.9662</text:p>
          </table:table-cell>
          <table:table-cell office:value-type="float" office:value="0.622">
            <text:p>0.622</text:p>
          </table:table-cell>
          <table:table-cell office:value-type="string">
            <text:p>0.5858 to 0.658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2983">
            <text:p>0.2983</text:p>
          </table:table-cell>
          <table:table-cell office:value-type="float" office:value="30.31">
            <text:p>30.3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622">
            <text:p>0.622</text:p>
          </table:table-cell>
          <table:table-cell office:value-type="float" office:value="63.21">
            <text:p>63.2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5.0 gnaps=2.4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5.0 gnaps=2.4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372">
            <text:p>0.372</text:p>
          </table:table-cell>
          <table:table-cell office:value-type="float" office:value="0.4263">
            <text:p>0.4263</text:p>
          </table:table-cell>
          <table:table-cell office:value-type="float" office:value="0.05427">
            <text:p>0.05427</text:p>
          </table:table-cell>
          <table:table-cell office:value-type="string">
            <text:p>0.01806 to 0.09048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3965">
            <text:p>0.3965</text:p>
          </table:table-cell>
          <table:table-cell office:value-type="float" office:value="0.4546">
            <text:p>0.4546</text:p>
          </table:table-cell>
          <table:table-cell office:value-type="float" office:value="0.05802">
            <text:p>0.05802</text:p>
          </table:table-cell>
          <table:table-cell office:value-type="string">
            <text:p>0.02181 to 0.0942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05427">
            <text:p>0.05427</text:p>
          </table:table-cell>
          <table:table-cell office:value-type="float" office:value="5.515">
            <text:p>5.51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5802">
            <text:p>0.05802</text:p>
          </table:table-cell>
          <table:table-cell office:value-type="float" office:value="5.896">
            <text:p>5.89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5.0 gnaps=2.4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5.0 gnaps=2.4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372">
            <text:p>0.372</text:p>
          </table:table-cell>
          <table:table-cell office:value-type="float" office:value="0.5028">
            <text:p>0.5028</text:p>
          </table:table-cell>
          <table:table-cell office:value-type="float" office:value="0.1308">
            <text:p>0.1308</text:p>
          </table:table-cell>
          <table:table-cell office:value-type="string">
            <text:p>0.09456 to 0.167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3965">
            <text:p>0.3965</text:p>
          </table:table-cell>
          <table:table-cell office:value-type="float" office:value="0.6621">
            <text:p>0.6621</text:p>
          </table:table-cell>
          <table:table-cell office:value-type="float" office:value="0.2655">
            <text:p>0.2655</text:p>
          </table:table-cell>
          <table:table-cell office:value-type="string">
            <text:p>0.2293 to 0.301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1308">
            <text:p>0.1308</text:p>
          </table:table-cell>
          <table:table-cell office:value-type="float" office:value="13.29">
            <text:p>13.2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2655">
            <text:p>0.2655</text:p>
          </table:table-cell>
          <table:table-cell office:value-type="float" office:value="26.98">
            <text:p>26.9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5.0 gnaps=2.4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5.0 gnaps=2.4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372">
            <text:p>0.372</text:p>
          </table:table-cell>
          <table:table-cell office:value-type="float" office:value="0.6209">
            <text:p>0.6209</text:p>
          </table:table-cell>
          <table:table-cell office:value-type="float" office:value="0.2489">
            <text:p>0.2489</text:p>
          </table:table-cell>
          <table:table-cell office:value-type="string">
            <text:p>0.2126 to 0.285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3965">
            <text:p>0.3965</text:p>
          </table:table-cell>
          <table:table-cell office:value-type="float" office:value="0.9662">
            <text:p>0.9662</text:p>
          </table:table-cell>
          <table:table-cell office:value-type="float" office:value="0.5697">
            <text:p>0.5697</text:p>
          </table:table-cell>
          <table:table-cell office:value-type="string">
            <text:p>0.5335 to 0.605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2489">
            <text:p>0.2489</text:p>
          </table:table-cell>
          <table:table-cell office:value-type="float" office:value="25.29">
            <text:p>25.2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5697">
            <text:p>0.5697</text:p>
          </table:table-cell>
          <table:table-cell office:value-type="float" office:value="57.9">
            <text:p>57.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5.0 gnaps=3.0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5.0 gnaps=3.0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4263">
            <text:p>0.4263</text:p>
          </table:table-cell>
          <table:table-cell office:value-type="float" office:value="0.5028">
            <text:p>0.5028</text:p>
          </table:table-cell>
          <table:table-cell office:value-type="float" office:value="0.0765">
            <text:p>0.0765</text:p>
          </table:table-cell>
          <table:table-cell office:value-type="string">
            <text:p>0.04029 to 0.1127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4546">
            <text:p>0.4546</text:p>
          </table:table-cell>
          <table:table-cell office:value-type="float" office:value="0.6621">
            <text:p>0.6621</text:p>
          </table:table-cell>
          <table:table-cell office:value-type="float" office:value="0.2075">
            <text:p>0.2075</text:p>
          </table:table-cell>
          <table:table-cell office:value-type="string">
            <text:p>0.1713 to 0.243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0765">
            <text:p>0.0765</text:p>
          </table:table-cell>
          <table:table-cell office:value-type="float" office:value="7.775">
            <text:p>7.77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2075">
            <text:p>0.2075</text:p>
          </table:table-cell>
          <table:table-cell office:value-type="float" office:value="21.09">
            <text:p>21.0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5.0 gnaps=3.0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5.0 gnaps=3.0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4263">
            <text:p>0.4263</text:p>
          </table:table-cell>
          <table:table-cell office:value-type="float" office:value="0.6209">
            <text:p>0.6209</text:p>
          </table:table-cell>
          <table:table-cell office:value-type="float" office:value="0.1946">
            <text:p>0.1946</text:p>
          </table:table-cell>
          <table:table-cell office:value-type="string">
            <text:p>0.1584 to 0.2308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4546">
            <text:p>0.4546</text:p>
          </table:table-cell>
          <table:table-cell office:value-type="float" office:value="0.9662">
            <text:p>0.9662</text:p>
          </table:table-cell>
          <table:table-cell office:value-type="float" office:value="0.5117">
            <text:p>0.5117</text:p>
          </table:table-cell>
          <table:table-cell office:value-type="string">
            <text:p>0.4755 to 0.547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1946">
            <text:p>0.1946</text:p>
          </table:table-cell>
          <table:table-cell office:value-type="float" office:value="19.77">
            <text:p>19.7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5117">
            <text:p>0.5117</text:p>
          </table:table-cell>
          <table:table-cell office:value-type="float" office:value="52">
            <text:p>5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5.0 gnaps=3.6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5.0 gnaps=3.6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5028">
            <text:p>0.5028</text:p>
          </table:table-cell>
          <table:table-cell office:value-type="float" office:value="0.6209">
            <text:p>0.6209</text:p>
          </table:table-cell>
          <table:table-cell office:value-type="float" office:value="0.1181">
            <text:p>0.1181</text:p>
          </table:table-cell>
          <table:table-cell office:value-type="string">
            <text:p>0.08187 to 0.154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6621">
            <text:p>0.6621</text:p>
          </table:table-cell>
          <table:table-cell office:value-type="float" office:value="0.9662">
            <text:p>0.9662</text:p>
          </table:table-cell>
          <table:table-cell office:value-type="float" office:value="0.3042">
            <text:p>0.3042</text:p>
          </table:table-cell>
          <table:table-cell office:value-type="string">
            <text:p>0.2679 to 0.340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1181">
            <text:p>0.1181</text:p>
          </table:table-cell>
          <table:table-cell office:value-type="float" office:value="12">
            <text:p>1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3042">
            <text:p>0.3042</text:p>
          </table:table-cell>
          <table:table-cell office:value-type="float" office:value="30.91">
            <text:p>30.9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</table:table>
      <table:table table:name="Sheet1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Parameter</text:p>
          </table:table-cell>
          <table:table-cell table:number-columns-repeated="4"/>
        </table:table-row>
        <table:table-row table:style-name="ro1">
          <table:table-cell office:value-type="string">
            <text:p>Table Analyzed</text:p>
          </table:table-cell>
          <table:table-cell office:value-type="string">
            <text:p>Burst Duration inv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Two-way ANOV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ource of Variation</text:p>
          </table:table-cell>
          <table:table-cell office:value-type="string">
            <text:p>% of total variation</text:p>
          </table:table-cell>
          <table:table-cell office:value-type="string">
            <text:p>P value</text:p>
          </table:table-cell>
          <table:table-cell table:number-columns-repeated="2"/>
        </table:table-row>
        <table:table-row table:style-name="ro1">
          <table:table-cell office:value-type="string">
            <text:p><text:s text:c="2"/>Interaction</text:p>
          </table:table-cell>
          <table:table-cell office:value-type="float" office:value="4.64">
            <text:p>4.64</text:p>
          </table:table-cell>
          <table:table-cell office:value-type="string">
            <text:p>&lt; 0.0001</text:p>
          </table:table-cell>
          <table:table-cell table:number-columns-repeated="2"/>
        </table:table-row>
        <table:table-row table:style-name="ro1">
          <table:table-cell office:value-type="string">
            <text:p><text:s text:c="2"/>Model</text:p>
          </table:table-cell>
          <table:table-cell office:value-type="float" office:value="4.24">
            <text:p>4.24</text:p>
          </table:table-cell>
          <table:table-cell office:value-type="string">
            <text:p>&lt; 0.0001</text:p>
          </table:table-cell>
          <table:table-cell table:number-columns-repeated="2"/>
        </table:table-row>
        <table:table-row table:style-name="ro1">
          <table:table-cell office:value-type="string">
            <text:p><text:s text:c="2"/>Parameters</text:p>
          </table:table-cell>
          <table:table-cell office:value-type="float" office:value="90.53">
            <text:p>90.53</text:p>
          </table:table-cell>
          <table:table-cell office:value-type="string">
            <text:p>&lt; 0.000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ource of Variation</text:p>
          </table:table-cell>
          <table:table-cell office:value-type="string">
            <text:p>P value summary</text:p>
          </table:table-cell>
          <table:table-cell office:value-type="string">
            <text:p>Significant?</text:p>
          </table:table-cell>
          <table:table-cell table:number-columns-repeated="2"/>
        </table:table-row>
        <table:table-row table:style-name="ro1">
          <table:table-cell office:value-type="string">
            <text:p><text:s text:c="2"/>Interaction</text:p>
          </table:table-cell>
          <table:table-cell office:value-type="string">
            <text:p>***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<text:s text:c="2"/>Model</text:p>
          </table:table-cell>
          <table:table-cell office:value-type="string">
            <text:p>***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<text:s text:c="2"/>Parameters</text:p>
          </table:table-cell>
          <table:table-cell office:value-type="string">
            <text:p>***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ource of Variation</text:p>
          </table:table-cell>
          <table:table-cell office:value-type="string">
            <text:p>Df</text:p>
          </table:table-cell>
          <table:table-cell office:value-type="string">
            <text:p>Sum-of-squares</text:p>
          </table:table-cell>
          <table:table-cell office:value-type="string">
            <text:p>Mean square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<text:s text:c="2"/>Interaction</text:p>
          </table:table-cell>
          <table:table-cell office:value-type="float" office:value="14">
            <text:p>14</text:p>
          </table:table-cell>
          <table:table-cell office:value-type="float" office:value="75.81">
            <text:p>75.81</text:p>
          </table:table-cell>
          <table:table-cell office:value-type="float" office:value="5.415">
            <text:p>5.415</text:p>
          </table:table-cell>
          <table:table-cell office:value-type="float" office:value="1381">
            <text:p>1381</text:p>
          </table:table-cell>
        </table:table-row>
        <table:table-row table:style-name="ro1">
          <table:table-cell office:value-type="string">
            <text:p><text:s text:c="2"/>Model</text:p>
          </table:table-cell>
          <table:table-cell office:value-type="float" office:value="1">
            <text:p>1</text:p>
          </table:table-cell>
          <table:table-cell table:number-columns-repeated="2" office:value-type="float" office:value="69.23">
            <text:p>69.23</text:p>
          </table:table-cell>
          <table:table-cell office:value-type="float" office:value="17660">
            <text:p>17660</text:p>
          </table:table-cell>
        </table:table-row>
        <table:table-row table:style-name="ro1">
          <table:table-cell office:value-type="string">
            <text:p><text:s text:c="2"/>Parameters</text:p>
          </table:table-cell>
          <table:table-cell office:value-type="float" office:value="14">
            <text:p>14</text:p>
          </table:table-cell>
          <table:table-cell office:value-type="float" office:value="1479">
            <text:p>1479</text:p>
          </table:table-cell>
          <table:table-cell office:value-type="float" office:value="105.6">
            <text:p>105.6</text:p>
          </table:table-cell>
          <table:table-cell office:value-type="float" office:value="26940">
            <text:p>26940</text:p>
          </table:table-cell>
        </table:table-row>
        <table:table-row table:style-name="ro1">
          <table:table-cell office:value-type="string">
            <text:p><text:s text:c="2"/>Residual</text:p>
          </table:table-cell>
          <table:table-cell office:value-type="float" office:value="2480">
            <text:p>2480</text:p>
          </table:table-cell>
          <table:table-cell office:value-type="float" office:value="9.725">
            <text:p>9.725</text:p>
          </table:table-cell>
          <table:table-cell office:value-type="float" office:value="0.003921">
            <text:p>0.00392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Number of missing values</text:p>
          </table:table-cell>
          <table:table-cell office:value-type="float" office:value="2320">
            <text:p>232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Bonferroni posttest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TB vs Yan</text:p>
          </table:table-cell>
          <table:table-cell table:number-columns-repeated="4"/>
        </table:table-row>
        <table:table-row table:style-name="ro1">
          <table:table-cell office:value-type="string">
            <text:p>Parameters</text:p>
          </table:table-cell>
          <table:table-cell office:value-type="string">
            <text:p>TB</text:p>
          </table:table-cell>
          <table:table-cell office:value-type="string">
            <text:p>Yan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eL=-55.0 gnaps=1.8</text:p>
          </table:table-cell>
          <table:table-cell office:value-type="float" office:value="0.596">
            <text:p>0.596</text:p>
          </table:table-cell>
          <table:table-cell office:value-type="float" office:value="1.012">
            <text:p>1.012</text:p>
          </table:table-cell>
          <table:table-cell office:value-type="float" office:value="0.4159">
            <text:p>0.4159</text:p>
          </table:table-cell>
          <table:table-cell office:value-type="string">
            <text:p>0.3870 to 0.4449</text:p>
          </table:table-cell>
        </table:table-row>
        <table:table-row table:style-name="ro1">
          <table:table-cell office:value-type="string">
            <text:p><text:s text:c="2"/>eL=-55.0 gnaps=2.4</text:p>
          </table:table-cell>
          <table:table-cell office:value-type="float" office:value="1.371">
            <text:p>1.371</text:p>
          </table:table-cell>
          <table:table-cell office:value-type="float" office:value="1.848">
            <text:p>1.848</text:p>
          </table:table-cell>
          <table:table-cell office:value-type="float" office:value="0.4771">
            <text:p>0.4771</text:p>
          </table:table-cell>
          <table:table-cell office:value-type="string">
            <text:p>0.4481 to 0.5060</text:p>
          </table:table-cell>
        </table:table-row>
        <table:table-row table:style-name="ro1">
          <table:table-cell office:value-type="string">
            <text:p><text:s text:c="2"/>eL=-55.0 gnaps=3.0</text:p>
          </table:table-cell>
          <table:table-cell office:value-type="float" office:value="1.97">
            <text:p>1.97</text:p>
          </table:table-cell>
          <table:table-cell office:value-type="float" office:value="2.332">
            <text:p>2.332</text:p>
          </table:table-cell>
          <table:table-cell office:value-type="float" office:value="0.3626">
            <text:p>0.3626</text:p>
          </table:table-cell>
          <table:table-cell office:value-type="string">
            <text:p>0.3337 to 0.3915</text:p>
          </table:table-cell>
        </table:table-row>
        <table:table-row table:style-name="ro1">
          <table:table-cell office:value-type="string">
            <text:p><text:s text:c="2"/>eL=-55.0 gnaps=3.6</text:p>
          </table:table-cell>
          <table:table-cell office:value-type="float" office:value="2.313">
            <text:p>2.313</text:p>
          </table:table-cell>
          <table:table-cell office:value-type="float" office:value="2.67">
            <text:p>2.67</text:p>
          </table:table-cell>
          <table:table-cell office:value-type="float" office:value="0.3572">
            <text:p>0.3572</text:p>
          </table:table-cell>
          <table:table-cell office:value-type="string">
            <text:p>0.3283 to 0.3861</text:p>
          </table:table-cell>
        </table:table-row>
        <table:table-row table:style-name="ro1">
          <table:table-cell office:value-type="string">
            <text:p><text:s text:c="2"/>eL=-55.0 gnaps=4.2</text:p>
          </table:table-cell>
          <table:table-cell office:value-type="float" office:value="2.567">
            <text:p>2.567</text:p>
          </table:table-cell>
          <table:table-cell office:value-type="float" office:value="2.888">
            <text:p>2.888</text:p>
          </table:table-cell>
          <table:table-cell office:value-type="float" office:value="0.3206">
            <text:p>0.3206</text:p>
          </table:table-cell>
          <table:table-cell office:value-type="string">
            <text:p>0.2917 to 0.3495</text:p>
          </table:table-cell>
        </table:table-row>
        <table:table-row table:style-name="ro1">
          <table:table-cell office:value-type="string">
            <text:p><text:s text:c="2"/>eL=-60.0 gnaps=1.8</text:p>
          </table:table-cell>
          <table:table-cell office:value-type="float" office:value="0.3859">
            <text:p>0.3859</text:p>
          </table:table-cell>
          <table:table-cell office:value-type="float" office:value="0.3877">
            <text:p>0.3877</text:p>
          </table:table-cell>
          <table:table-cell office:value-type="float" office:value="0.001737">
            <text:p>0.001737</text:p>
          </table:table-cell>
          <table:table-cell office:value-type="string">
            <text:p>-0.02717 to 0.03065</text:p>
          </table:table-cell>
        </table:table-row>
        <table:table-row table:style-name="ro1">
          <table:table-cell office:value-type="string">
            <text:p><text:s text:c="2"/>eL=-60.0 gnaps=2.4</text:p>
          </table:table-cell>
          <table:table-cell office:value-type="float" office:value="0.472">
            <text:p>0.472</text:p>
          </table:table-cell>
          <table:table-cell office:value-type="float" office:value="0.6454">
            <text:p>0.6454</text:p>
          </table:table-cell>
          <table:table-cell office:value-type="float" office:value="0.1734">
            <text:p>0.1734</text:p>
          </table:table-cell>
          <table:table-cell office:value-type="string">
            <text:p>0.1445 to 0.2023</text:p>
          </table:table-cell>
        </table:table-row>
        <table:table-row table:style-name="ro1">
          <table:table-cell office:value-type="string">
            <text:p><text:s text:c="2"/>eL=-60.0 gnaps=3.0</text:p>
          </table:table-cell>
          <table:table-cell office:value-type="float" office:value="0.8476">
            <text:p>0.8476</text:p>
          </table:table-cell>
          <table:table-cell office:value-type="float" office:value="1.269">
            <text:p>1.269</text:p>
          </table:table-cell>
          <table:table-cell office:value-type="float" office:value="0.4212">
            <text:p>0.4212</text:p>
          </table:table-cell>
          <table:table-cell office:value-type="string">
            <text:p>0.3923 to 0.4501</text:p>
          </table:table-cell>
        </table:table-row>
        <table:table-row table:style-name="ro1">
          <table:table-cell office:value-type="string">
            <text:p><text:s text:c="2"/>eL=-60.0 gnaps=3.6</text:p>
          </table:table-cell>
          <table:table-cell office:value-type="float" office:value="1.356">
            <text:p>1.356</text:p>
          </table:table-cell>
          <table:table-cell office:value-type="float" office:value="1.776">
            <text:p>1.776</text:p>
          </table:table-cell>
          <table:table-cell office:value-type="float" office:value="0.4199">
            <text:p>0.4199</text:p>
          </table:table-cell>
          <table:table-cell office:value-type="string">
            <text:p>0.3910 to 0.4488</text:p>
          </table:table-cell>
        </table:table-row>
        <table:table-row table:style-name="ro1">
          <table:table-cell office:value-type="string">
            <text:p><text:s text:c="2"/>eL=-60.0 gnaps=4.2</text:p>
          </table:table-cell>
          <table:table-cell office:value-type="float" office:value="0.5957">
            <text:p>0.5957</text:p>
          </table:table-cell>
          <table:table-cell office:value-type="float" office:value="2.089">
            <text:p>2.089</text:p>
          </table:table-cell>
          <table:table-cell office:value-type="float" office:value="1.493">
            <text:p>1.493</text:p>
          </table:table-cell>
          <table:table-cell office:value-type="string">
            <text:p>1.468 to 1.518</text:p>
          </table:table-cell>
        </table:table-row>
        <table:table-row table:style-name="ro1">
          <table:table-cell office:value-type="string">
            <text:p><text:s text:c="2"/>eL=-65.0 gnaps=1.8</text:p>
          </table:table-cell>
          <table:table-cell office:value-type="float" office:value="0.3226">
            <text:p>0.3226</text:p>
          </table:table-cell>
          <table:table-cell office:value-type="float" office:value="0.3442">
            <text:p>0.3442</text:p>
          </table:table-cell>
          <table:table-cell office:value-type="float" office:value="0.02165">
            <text:p>0.02165</text:p>
          </table:table-cell>
          <table:table-cell office:value-type="string">
            <text:p>-0.007255 to 0.05056</text:p>
          </table:table-cell>
        </table:table-row>
        <table:table-row table:style-name="ro1">
          <table:table-cell office:value-type="string">
            <text:p><text:s text:c="2"/>eL=-65.0 gnaps=2.4</text:p>
          </table:table-cell>
          <table:table-cell office:value-type="float" office:value="0.372">
            <text:p>0.372</text:p>
          </table:table-cell>
          <table:table-cell office:value-type="float" office:value="0.3965">
            <text:p>0.3965</text:p>
          </table:table-cell>
          <table:table-cell office:value-type="float" office:value="0.02453">
            <text:p>0.02453</text:p>
          </table:table-cell>
          <table:table-cell office:value-type="string">
            <text:p>-0.004383 to 0.05344</text:p>
          </table:table-cell>
        </table:table-row>
        <table:table-row table:style-name="ro1">
          <table:table-cell office:value-type="string">
            <text:p><text:s text:c="2"/>eL=-65.0 gnaps=3.0</text:p>
          </table:table-cell>
          <table:table-cell office:value-type="float" office:value="0.4263">
            <text:p>0.4263</text:p>
          </table:table-cell>
          <table:table-cell office:value-type="float" office:value="0.4546">
            <text:p>0.4546</text:p>
          </table:table-cell>
          <table:table-cell office:value-type="float" office:value="0.02828">
            <text:p>0.02828</text:p>
          </table:table-cell>
          <table:table-cell office:value-type="string">
            <text:p>-0.0006343 to 0.05719</text:p>
          </table:table-cell>
        </table:table-row>
        <table:table-row table:style-name="ro1">
          <table:table-cell office:value-type="string">
            <text:p><text:s text:c="2"/>eL=-65.0 gnaps=3.6</text:p>
          </table:table-cell>
          <table:table-cell office:value-type="float" office:value="0.5028">
            <text:p>0.5028</text:p>
          </table:table-cell>
          <table:table-cell office:value-type="float" office:value="0.6621">
            <text:p>0.6621</text:p>
          </table:table-cell>
          <table:table-cell office:value-type="float" office:value="0.1593">
            <text:p>0.1593</text:p>
          </table:table-cell>
          <table:table-cell office:value-type="string">
            <text:p>0.1304 to 0.1882</text:p>
          </table:table-cell>
        </table:table-row>
        <table:table-row table:style-name="ro1">
          <table:table-cell office:value-type="string">
            <text:p><text:s text:c="2"/>eL=-65.0 gnaps=4.2</text:p>
          </table:table-cell>
          <table:table-cell office:value-type="float" office:value="0.6209">
            <text:p>0.6209</text:p>
          </table:table-cell>
          <table:table-cell office:value-type="float" office:value="0.9662">
            <text:p>0.9662</text:p>
          </table:table-cell>
          <table:table-cell office:value-type="float" office:value="0.3454">
            <text:p>0.3454</text:p>
          </table:table-cell>
          <table:table-cell office:value-type="string">
            <text:p>0.3164 to 0.3743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>
            <text:p>Parameters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eL=-55.0 gnaps=1.8</text:p>
          </table:table-cell>
          <table:table-cell office:value-type="float" office:value="0.4159">
            <text:p>0.4159</text:p>
          </table:table-cell>
          <table:table-cell office:value-type="float" office:value="42.27">
            <text:p>42.2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eL=-55.0 gnaps=2.4</text:p>
          </table:table-cell>
          <table:table-cell office:value-type="float" office:value="0.4771">
            <text:p>0.4771</text:p>
          </table:table-cell>
          <table:table-cell office:value-type="float" office:value="48.48">
            <text:p>48.4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eL=-55.0 gnaps=3.0</text:p>
          </table:table-cell>
          <table:table-cell office:value-type="float" office:value="0.3626">
            <text:p>0.3626</text:p>
          </table:table-cell>
          <table:table-cell office:value-type="float" office:value="36.85">
            <text:p>36.8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eL=-55.0 gnaps=3.6</text:p>
          </table:table-cell>
          <table:table-cell office:value-type="float" office:value="0.3572">
            <text:p>0.3572</text:p>
          </table:table-cell>
          <table:table-cell office:value-type="float" office:value="36.3">
            <text:p>36.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eL=-55.0 gnaps=4.2</text:p>
          </table:table-cell>
          <table:table-cell office:value-type="float" office:value="0.3206">
            <text:p>0.3206</text:p>
          </table:table-cell>
          <table:table-cell office:value-type="float" office:value="32.58">
            <text:p>32.5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eL=-60.0 gnaps=1.8</text:p>
          </table:table-cell>
          <table:table-cell office:value-type="float" office:value="0.001737">
            <text:p>0.001737</text:p>
          </table:table-cell>
          <table:table-cell office:value-type="float" office:value="0.1765">
            <text:p>0.1765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eL=-60.0 gnaps=2.4</text:p>
          </table:table-cell>
          <table:table-cell office:value-type="float" office:value="0.1734">
            <text:p>0.1734</text:p>
          </table:table-cell>
          <table:table-cell office:value-type="float" office:value="17.62">
            <text:p>17.6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eL=-60.0 gnaps=3.0</text:p>
          </table:table-cell>
          <table:table-cell office:value-type="float" office:value="0.4212">
            <text:p>0.4212</text:p>
          </table:table-cell>
          <table:table-cell office:value-type="float" office:value="42.8">
            <text:p>42.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eL=-60.0 gnaps=3.6</text:p>
          </table:table-cell>
          <table:table-cell office:value-type="float" office:value="0.4199">
            <text:p>0.4199</text:p>
          </table:table-cell>
          <table:table-cell office:value-type="float" office:value="42.67">
            <text:p>42.6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eL=-60.0 gnaps=4.2</text:p>
          </table:table-cell>
          <table:table-cell office:value-type="float" office:value="1.493">
            <text:p>1.493</text:p>
          </table:table-cell>
          <table:table-cell office:value-type="float" office:value="175">
            <text:p>17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eL=-65.0 gnaps=1.8</text:p>
          </table:table-cell>
          <table:table-cell office:value-type="float" office:value="0.02165">
            <text:p>0.02165</text:p>
          </table:table-cell>
          <table:table-cell office:value-type="float" office:value="2.201">
            <text:p>2.201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eL=-65.0 gnaps=2.4</text:p>
          </table:table-cell>
          <table:table-cell office:value-type="float" office:value="0.02453">
            <text:p>0.02453</text:p>
          </table:table-cell>
          <table:table-cell office:value-type="float" office:value="2.493">
            <text:p>2.493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eL=-65.0 gnaps=3.0</text:p>
          </table:table-cell>
          <table:table-cell office:value-type="float" office:value="0.02828">
            <text:p>0.02828</text:p>
          </table:table-cell>
          <table:table-cell office:value-type="float" office:value="2.874">
            <text:p>2.874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eL=-65.0 gnaps=3.6</text:p>
          </table:table-cell>
          <table:table-cell office:value-type="float" office:value="0.1593">
            <text:p>0.1593</text:p>
          </table:table-cell>
          <table:table-cell office:value-type="float" office:value="16.19">
            <text:p>16.1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eL=-65.0 gnaps=4.2</text:p>
          </table:table-cell>
          <table:table-cell office:value-type="float" office:value="0.3454">
            <text:p>0.3454</text:p>
          </table:table-cell>
          <table:table-cell office:value-type="float" office:value="35.1">
            <text:p>35.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5/05/2015</text:date>, <text:time>11:3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05T11:38:14</dc:date>
    <dc:creator>Morgan Fine-Morris</dc:creator>
    <meta:document-statistic meta:table-count="2" meta:cell-count="3526" meta:object-count="0"/>
    <meta:generator>OpenOffice/4.1.1$Unix OpenOffice.org_project/411m6$Build-9775</meta:generator>
  </office:meta>
</office:document-meta>
</file>